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terface_test-fine_trace.ag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mple_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req_domain0_sensed</text:p>
          </table:table-cell>
          <table:table-cell office:value-type="string" calcext:value-type="string">
            <text:p>freq_domain0_set</text:p>
          </table:table-cell>
          <table:table-cell office:value-type="string" calcext:value-type="string">
            <text:p>freq_domain1_sensed</text:p>
          </table:table-cell>
          <table:table-cell office:value-type="string" calcext:value-type="string">
            <text:p>freq_domain1_set</text:p>
          </table:table-cell>
          <table:table-cell office:value-type="string" calcext:value-type="string">
            <text:p>total_cpu_time_s</text:p>
          </table:table-cell>
          <table:table-cell office:value-type="string" calcext:value-type="string">
            <text:p>total_instr</text:p>
          </table:table-cell>
          <table:table-cell office:value-type="string" calcext:value-type="string">
            <text:p>total_power_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7272727272727" calcext:value-type="float">
            <text:p>0.052727272727273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40454545454546" calcext:value-type="float">
            <text:p>0.140454545454546</text:p>
          </table:table-cell>
          <table:table-cell office:value-type="float" office:value="187508796.090909" calcext:value-type="float">
            <text:p>187508796.090909</text:p>
          </table:table-cell>
          <table:table-cell office:value-type="float" office:value="3.1142984389348" calcext:value-type="float">
            <text:p>3.1142984389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2727272727273" calcext:value-type="float">
            <text:p>0.102727272727273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14545454545455" calcext:value-type="float">
            <text:p>0.114545454545455</text:p>
          </table:table-cell>
          <table:table-cell office:value-type="float" office:value="458723667.363636" calcext:value-type="float">
            <text:p>458723667.363636</text:p>
          </table:table-cell>
          <table:table-cell office:value-type="float" office:value="4.00649191919192" calcext:value-type="float">
            <text:p>4.00649191919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2727272727273" calcext:value-type="float">
            <text:p>0.152727272727273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15" calcext:value-type="float">
            <text:p>0.115</text:p>
          </table:table-cell>
          <table:table-cell office:value-type="float" office:value="446270938.454545" calcext:value-type="float">
            <text:p>446270938.454545</text:p>
          </table:table-cell>
          <table:table-cell office:value-type="float" office:value="3.41801515151515" calcext:value-type="float">
            <text:p>3.41801515151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2727272727273" calcext:value-type="float">
            <text:p>0.202727272727273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3" calcext:value-type="float">
            <text:p>0.13</text:p>
          </table:table-cell>
          <table:table-cell office:value-type="float" office:value="423045430.636364" calcext:value-type="float">
            <text:p>423045430.636364</text:p>
          </table:table-cell>
          <table:table-cell office:value-type="float" office:value="2.99035353535353" calcext:value-type="float">
            <text:p>2.99035353535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2727272727273" calcext:value-type="float">
            <text:p>0.252727272727273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34090909090909" calcext:value-type="float">
            <text:p>0.134090909090909</text:p>
          </table:table-cell>
          <table:table-cell office:value-type="float" office:value="400091321.545455" calcext:value-type="float">
            <text:p>400091321.545455</text:p>
          </table:table-cell>
          <table:table-cell office:value-type="float" office:value="2.6156101010101" calcext:value-type="float">
            <text:p>2.6156101010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2727272727273" calcext:value-type="float">
            <text:p>0.302727272727273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34090909090909" calcext:value-type="float">
            <text:p>0.134090909090909</text:p>
          </table:table-cell>
          <table:table-cell office:value-type="float" office:value="376813235.909091" calcext:value-type="float">
            <text:p>376813235.909091</text:p>
          </table:table-cell>
          <table:table-cell office:value-type="float" office:value="2.27097878787879" calcext:value-type="float">
            <text:p>2.270978787878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2727272727273" calcext:value-type="float">
            <text:p>0.352727272727273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33636363636364" calcext:value-type="float">
            <text:p>0.133636363636364</text:p>
          </table:table-cell>
          <table:table-cell office:value-type="float" office:value="353794974" calcext:value-type="float">
            <text:p>353794974</text:p>
          </table:table-cell>
          <table:table-cell office:value-type="float" office:value="2.00305656565657" calcext:value-type="float">
            <text:p>2.003056565656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02727272727273" calcext:value-type="float">
            <text:p>0.402727272727273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0454545454545" calcext:value-type="float">
            <text:p>0.140454545454545</text:p>
          </table:table-cell>
          <table:table-cell office:value-type="float" office:value="330533669.818182" calcext:value-type="float">
            <text:p>330533669.818182</text:p>
          </table:table-cell>
          <table:table-cell office:value-type="float" office:value="1.80139494949495" calcext:value-type="float">
            <text:p>1.801394949494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2727272727273" calcext:value-type="float">
            <text:p>0.452727272727273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25909090909091" calcext:value-type="float">
            <text:p>0.125909090909091</text:p>
          </table:table-cell>
          <table:table-cell office:value-type="float" office:value="307445867.181818" calcext:value-type="float">
            <text:p>307445867.181818</text:p>
          </table:table-cell>
          <table:table-cell office:value-type="float" office:value="1.59152222222222" calcext:value-type="float">
            <text:p>1.591522222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02727272727273" calcext:value-type="float">
            <text:p>0.502727272727273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44090909090909" calcext:value-type="float">
            <text:p>0.144090909090909</text:p>
          </table:table-cell>
          <table:table-cell office:value-type="float" office:value="283828213.090909" calcext:value-type="float">
            <text:p>283828213.090909</text:p>
          </table:table-cell>
          <table:table-cell office:value-type="float" office:value="1.38162222222222" calcext:value-type="float">
            <text:p>1.381622222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2727272727273" calcext:value-type="float">
            <text:p>0.552727272727273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5" calcext:value-type="float">
            <text:p>0.165</text:p>
          </table:table-cell>
          <table:table-cell office:value-type="float" office:value="260599636.181818" calcext:value-type="float">
            <text:p>260599636.181818</text:p>
          </table:table-cell>
          <table:table-cell office:value-type="float" office:value="1.20085454545455" calcext:value-type="float">
            <text:p>1.200854545454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02727272727273" calcext:value-type="float">
            <text:p>0.602727272727273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70454545454545" calcext:value-type="float">
            <text:p>0.170454545454545</text:p>
          </table:table-cell>
          <table:table-cell office:value-type="float" office:value="236885740.090909" calcext:value-type="float">
            <text:p>236885740.090909</text:p>
          </table:table-cell>
          <table:table-cell office:value-type="float" office:value="1.02287474747475" calcext:value-type="float">
            <text:p>1.022874747474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2727272727273" calcext:value-type="float">
            <text:p>0.652727272727273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17272727272727" calcext:value-type="float">
            <text:p>0.217272727272727</text:p>
          </table:table-cell>
          <table:table-cell office:value-type="float" office:value="211953499.272727" calcext:value-type="float">
            <text:p>211953499.272727</text:p>
          </table:table-cell>
          <table:table-cell office:value-type="float" office:value="0.871660606060606" calcext:value-type="float">
            <text:p>0.8716606060606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02727272727273" calcext:value-type="float">
            <text:p>0.702727272727273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72272727272727" calcext:value-type="float">
            <text:p>0.172272727272727</text:p>
          </table:table-cell>
          <table:table-cell office:value-type="float" office:value="190289332.727273" calcext:value-type="float">
            <text:p>190289332.727273</text:p>
          </table:table-cell>
          <table:table-cell office:value-type="float" office:value="0.75400303030303" calcext:value-type="float">
            <text:p>0.754003030303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2727272727273" calcext:value-type="float">
            <text:p>0.752727272727273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59545454545455" calcext:value-type="float">
            <text:p>0.159545454545455</text:p>
          </table:table-cell>
          <table:table-cell office:value-type="float" office:value="167017064.818182" calcext:value-type="float">
            <text:p>167017064.818182</text:p>
          </table:table-cell>
          <table:table-cell office:value-type="float" office:value="0.662446464646465" calcext:value-type="float">
            <text:p>0.6624464646464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2727272727273" calcext:value-type="float">
            <text:p>0.802727272727273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.148636363636364" calcext:value-type="float">
            <text:p>0.148636363636364</text:p>
          </table:table-cell>
          <table:table-cell office:value-type="float" office:value="143854739.181818" calcext:value-type="float">
            <text:p>143854739.181818</text:p>
          </table:table-cell>
          <table:table-cell office:value-type="float" office:value="0.577693939393939" calcext:value-type="float">
            <text:p>0.5776939393939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52727272727273" calcext:value-type="float">
            <text:p>0.852727272727273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32272727272727" calcext:value-type="float">
            <text:p>0.132272727272727</text:p>
          </table:table-cell>
          <table:table-cell office:value-type="float" office:value="120628703" calcext:value-type="float">
            <text:p>120628703</text:p>
          </table:table-cell>
          <table:table-cell office:value-type="float" office:value="0.501870707070707" calcext:value-type="float">
            <text:p>0.5018707070707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02727272727273" calcext:value-type="float">
            <text:p>0.90272727272727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35" calcext:value-type="float">
            <text:p>0.135</text:p>
          </table:table-cell>
          <table:table-cell office:value-type="float" office:value="96857830.0909091" calcext:value-type="float">
            <text:p>96857830.0909091</text:p>
          </table:table-cell>
          <table:table-cell office:value-type="float" office:value="0.41919797979798" calcext:value-type="float">
            <text:p>0.419197979797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73181818181818" calcext:value-type="float">
            <text:p>0.973181818181818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83181818181818" calcext:value-type="float">
            <text:p>0.183181818181818</text:p>
          </table:table-cell>
          <table:table-cell office:value-type="float" office:value="103537510.363636" calcext:value-type="float">
            <text:p>103537510.363636</text:p>
          </table:table-cell>
          <table:table-cell office:value-type="float" office:value="0.330728071928072" calcext:value-type="float">
            <text:p>0.3307280719280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2318181818182" calcext:value-type="float">
            <text:p>1.0231818181818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7272727272727" calcext:value-type="float">
            <text:p>0.127272727272727</text:p>
          </table:table-cell>
          <table:table-cell office:value-type="float" office:value="96517726.4545455" calcext:value-type="float">
            <text:p>96517726.4545455</text:p>
          </table:table-cell>
          <table:table-cell office:value-type="float" office:value="0.423308080808081" calcext:value-type="float">
            <text:p>0.4233080808080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7318181818182" calcext:value-type="float">
            <text:p>1.07318181818182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4545454545455" calcext:value-type="float">
            <text:p>0.124545454545455</text:p>
          </table:table-cell>
          <table:table-cell office:value-type="float" office:value="120160195.090909" calcext:value-type="float">
            <text:p>120160195.090909</text:p>
          </table:table-cell>
          <table:table-cell office:value-type="float" office:value="0.533160606060606" calcext:value-type="float">
            <text:p>0.5331606060606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12318181818182" calcext:value-type="float">
            <text:p>1.12318181818182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24545454545455" calcext:value-type="float">
            <text:p>0.124545454545455</text:p>
          </table:table-cell>
          <table:table-cell office:value-type="float" office:value="143986446.454545" calcext:value-type="float">
            <text:p>143986446.454545</text:p>
          </table:table-cell>
          <table:table-cell office:value-type="float" office:value="0.644341414141414" calcext:value-type="float">
            <text:p>0.6443414141414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17318181818182" calcext:value-type="float">
            <text:p>1.17318181818182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16363636363636" calcext:value-type="float">
            <text:p>0.116363636363636</text:p>
          </table:table-cell>
          <table:table-cell office:value-type="float" office:value="167553109.363636" calcext:value-type="float">
            <text:p>167553109.363636</text:p>
          </table:table-cell>
          <table:table-cell office:value-type="float" office:value="0.750392929292929" calcext:value-type="float">
            <text:p>0.7503929292929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2318181818182" calcext:value-type="float">
            <text:p>1.22318181818182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1363636363636" calcext:value-type="float">
            <text:p>0.121363636363636</text:p>
          </table:table-cell>
          <table:table-cell office:value-type="float" office:value="190943723.090909" calcext:value-type="float">
            <text:p>190943723.090909</text:p>
          </table:table-cell>
          <table:table-cell office:value-type="float" office:value="0.864253535353535" calcext:value-type="float">
            <text:p>0.8642535353535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7318181818182" calcext:value-type="float">
            <text:p>1.27318181818182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26818181818182" calcext:value-type="float">
            <text:p>0.126818181818182</text:p>
          </table:table-cell>
          <table:table-cell office:value-type="float" office:value="214027808.363636" calcext:value-type="float">
            <text:p>214027808.363636</text:p>
          </table:table-cell>
          <table:table-cell office:value-type="float" office:value="1.00039191919192" calcext:value-type="float">
            <text:p>1.000391919191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2318181818182" calcext:value-type="float">
            <text:p>1.32318181818182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7272727272727" calcext:value-type="float">
            <text:p>0.127272727272727</text:p>
          </table:table-cell>
          <table:table-cell office:value-type="float" office:value="236908047.545455" calcext:value-type="float">
            <text:p>236908047.545455</text:p>
          </table:table-cell>
          <table:table-cell office:value-type="float" office:value="1.12735252525253" calcext:value-type="float">
            <text:p>1.127352525252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7318181818182" calcext:value-type="float">
            <text:p>1.37318181818182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3636363636364" calcext:value-type="float">
            <text:p>0.123636363636364</text:p>
          </table:table-cell>
          <table:table-cell office:value-type="float" office:value="260421877.454545" calcext:value-type="float">
            <text:p>260421877.454545</text:p>
          </table:table-cell>
          <table:table-cell office:value-type="float" office:value="1.25753939393939" calcext:value-type="float">
            <text:p>1.257539393939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2318181818182" calcext:value-type="float">
            <text:p>1.42318181818182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0.123636363636364" calcext:value-type="float">
            <text:p>0.123636363636364</text:p>
          </table:table-cell>
          <table:table-cell office:value-type="float" office:value="283883051.090909" calcext:value-type="float">
            <text:p>283883051.090909</text:p>
          </table:table-cell>
          <table:table-cell office:value-type="float" office:value="1.40438181818182" calcext:value-type="float">
            <text:p>1.404381818181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318181818182" calcext:value-type="float">
            <text:p>1.47318181818182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8181818181818" calcext:value-type="float">
            <text:p>0.128181818181818</text:p>
          </table:table-cell>
          <table:table-cell office:value-type="float" office:value="307190455.909091" calcext:value-type="float">
            <text:p>307190455.909091</text:p>
          </table:table-cell>
          <table:table-cell office:value-type="float" office:value="1.5737494949495" calcext:value-type="float">
            <text:p>1.57374949494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52318181818182" calcext:value-type="float">
            <text:p>1.52318181818182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5909090909091" calcext:value-type="float">
            <text:p>0.125909090909091</text:p>
          </table:table-cell>
          <table:table-cell office:value-type="float" office:value="330076124.454545" calcext:value-type="float">
            <text:p>330076124.454545</text:p>
          </table:table-cell>
          <table:table-cell office:value-type="float" office:value="1.75901616161616" calcext:value-type="float">
            <text:p>1.759016161616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7318181818182" calcext:value-type="float">
            <text:p>1.57318181818182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22272727272727" calcext:value-type="float">
            <text:p>0.122272727272727</text:p>
          </table:table-cell>
          <table:table-cell office:value-type="float" office:value="353155748.090909" calcext:value-type="float">
            <text:p>353155748.090909</text:p>
          </table:table-cell>
          <table:table-cell office:value-type="float" office:value="1.91617373737374" calcext:value-type="float">
            <text:p>1.916173737373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62318181818182" calcext:value-type="float">
            <text:p>1.62318181818182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1363636363636" calcext:value-type="float">
            <text:p>0.141363636363636</text:p>
          </table:table-cell>
          <table:table-cell office:value-type="float" office:value="376221677.181818" calcext:value-type="float">
            <text:p>376221677.181818</text:p>
          </table:table-cell>
          <table:table-cell office:value-type="float" office:value="2.12390505050505" calcext:value-type="float">
            <text:p>2.123905050505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67318181818182" calcext:value-type="float">
            <text:p>1.67318181818182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3" calcext:value-type="float">
            <text:p>0.13</text:p>
          </table:table-cell>
          <table:table-cell office:value-type="float" office:value="399719754.727273" calcext:value-type="float">
            <text:p>399719754.727273</text:p>
          </table:table-cell>
          <table:table-cell office:value-type="float" office:value="2.41749898989899" calcext:value-type="float">
            <text:p>2.417498989898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72318181818182" calcext:value-type="float">
            <text:p>1.72318181818182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53636363636364" calcext:value-type="float">
            <text:p>0.153636363636364</text:p>
          </table:table-cell>
          <table:table-cell office:value-type="float" office:value="421978371.090909" calcext:value-type="float">
            <text:p>421978371.090909</text:p>
          </table:table-cell>
          <table:table-cell office:value-type="float" office:value="2.75164545454545" calcext:value-type="float">
            <text:p>2.751645454545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7318181818182" calcext:value-type="float">
            <text:p>1.77318181818182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59090909090909" calcext:value-type="float">
            <text:p>0.159090909090909</text:p>
          </table:table-cell>
          <table:table-cell office:value-type="float" office:value="445018946.090909" calcext:value-type="float">
            <text:p>445018946.090909</text:p>
          </table:table-cell>
          <table:table-cell office:value-type="float" office:value="3.12026666666667" calcext:value-type="float">
            <text:p>3.1202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82318181818182" calcext:value-type="float">
            <text:p>1.82318181818182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70454545454545" calcext:value-type="float">
            <text:p>0.170454545454545</text:p>
          </table:table-cell>
          <table:table-cell office:value-type="float" office:value="467858383.909091" calcext:value-type="float">
            <text:p>467858383.909091</text:p>
          </table:table-cell>
          <table:table-cell office:value-type="float" office:value="3.61445656565657" calcext:value-type="float">
            <text:p>3.614456565656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87318181818182" calcext:value-type="float">
            <text:p>1.87318181818182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14545454545455" calcext:value-type="float">
            <text:p>0.214545454545455</text:p>
          </table:table-cell>
          <table:table-cell office:value-type="float" office:value="488956700.363636" calcext:value-type="float">
            <text:p>488956700.363636</text:p>
          </table:table-cell>
          <table:table-cell office:value-type="float" office:value="4.34857878787879" calcext:value-type="float">
            <text:p>4.348578787878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92318181818182" calcext:value-type="float">
            <text:p>1.92318181818182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float" office:value="299.090909090909" calcext:value-type="float">
            <text:p>299.090909090909</text:p>
          </table:table-cell>
          <table:table-cell office:value-type="float" office:value="300" calcext:value-type="float">
            <text:p>300</text:p>
          </table:table-cell>
          <table:table-cell office:value-type="float" office:value="0.172727272727273" calcext:value-type="float">
            <text:p>0.172727272727273</text:p>
          </table:table-cell>
          <table:table-cell office:value-type="float" office:value="466139153.454545" calcext:value-type="float">
            <text:p>466139153.454545</text:p>
          </table:table-cell>
          <table:table-cell office:value-type="float" office:value="3.90152626262626" calcext:value-type="float">
            <text:p>3.901526262626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97318181818182" calcext:value-type="float">
            <text:p>1.97318181818182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" calcext:value-type="float">
            <text:p>0.16</text:p>
          </table:table-cell>
          <table:table-cell office:value-type="float" office:value="443948099.454545" calcext:value-type="float">
            <text:p>443948099.454545</text:p>
          </table:table-cell>
          <table:table-cell office:value-type="float" office:value="3.30593737373737" calcext:value-type="float">
            <text:p>3.305937373737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02318181818182" calcext:value-type="float">
            <text:p>2.02318181818182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56818181818182" calcext:value-type="float">
            <text:p>0.156818181818182</text:p>
          </table:table-cell>
          <table:table-cell office:value-type="float" office:value="421666737.363636" calcext:value-type="float">
            <text:p>421666737.363636</text:p>
          </table:table-cell>
          <table:table-cell office:value-type="float" office:value="2.90368282828283" calcext:value-type="float">
            <text:p>2.903682828282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07318181818182" calcext:value-type="float">
            <text:p>2.07318181818182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33181818181818" calcext:value-type="float">
            <text:p>0.133181818181818</text:p>
          </table:table-cell>
          <table:table-cell office:value-type="float" office:value="399672828" calcext:value-type="float">
            <text:p>399672828</text:p>
          </table:table-cell>
          <table:table-cell office:value-type="float" office:value="2.55409292929293" calcext:value-type="float">
            <text:p>2.554092929292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12318181818182" calcext:value-type="float">
            <text:p>2.12318181818182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3181818181818" calcext:value-type="float">
            <text:p>0.143181818181818</text:p>
          </table:table-cell>
          <table:table-cell office:value-type="float" office:value="376502704" calcext:value-type="float">
            <text:p>376502704</text:p>
          </table:table-cell>
          <table:table-cell office:value-type="float" office:value="2.23118383838384" calcext:value-type="float">
            <text:p>2.231183838383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17318181818182" calcext:value-type="float">
            <text:p>2.17318181818182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32272727272727" calcext:value-type="float">
            <text:p>0.132272727272727</text:p>
          </table:table-cell>
          <table:table-cell office:value-type="float" office:value="353930993.545455" calcext:value-type="float">
            <text:p>353930993.545455</text:p>
          </table:table-cell>
          <table:table-cell office:value-type="float" office:value="1.99671919191919" calcext:value-type="float">
            <text:p>1.996719191919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22318181818182" calcext:value-type="float">
            <text:p>2.22318181818182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6363636363636" calcext:value-type="float">
            <text:p>0.126363636363636</text:p>
          </table:table-cell>
          <table:table-cell office:value-type="float" office:value="330736997.363636" calcext:value-type="float">
            <text:p>330736997.363636</text:p>
          </table:table-cell>
          <table:table-cell office:value-type="float" office:value="1.83316363636364" calcext:value-type="float">
            <text:p>1.833163636363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27318181818182" calcext:value-type="float">
            <text:p>2.27318181818182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2272727272727" calcext:value-type="float">
            <text:p>0.122272727272727</text:p>
          </table:table-cell>
          <table:table-cell office:value-type="float" office:value="307644738.454545" calcext:value-type="float">
            <text:p>307644738.454545</text:p>
          </table:table-cell>
          <table:table-cell office:value-type="float" office:value="1.64849696969697" calcext:value-type="float">
            <text:p>1.648496969696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32318181818182" calcext:value-type="float">
            <text:p>2.32318181818182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0.119090909090909" calcext:value-type="float">
            <text:p>0.119090909090909</text:p>
          </table:table-cell>
          <table:table-cell office:value-type="float" office:value="284436267.454545" calcext:value-type="float">
            <text:p>284436267.454545</text:p>
          </table:table-cell>
          <table:table-cell office:value-type="float" office:value="1.46460505050505" calcext:value-type="float">
            <text:p>1.464605050505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37318181818182" calcext:value-type="float">
            <text:p>2.37318181818182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15454545454545" calcext:value-type="float">
            <text:p>0.115454545454545</text:p>
          </table:table-cell>
          <table:table-cell office:value-type="float" office:value="261315562" calcext:value-type="float">
            <text:p>261315562</text:p>
          </table:table-cell>
          <table:table-cell office:value-type="float" office:value="1.31357777777778" calcext:value-type="float">
            <text:p>1.31357777777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42318181818182" calcext:value-type="float">
            <text:p>2.42318181818182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19545454545455" calcext:value-type="float">
            <text:p>0.119545454545455</text:p>
          </table:table-cell>
          <table:table-cell office:value-type="float" office:value="237852716.181818" calcext:value-type="float">
            <text:p>237852716.181818</text:p>
          </table:table-cell>
          <table:table-cell office:value-type="float" office:value="1.17416363636364" calcext:value-type="float">
            <text:p>1.174163636363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47318181818182" calcext:value-type="float">
            <text:p>2.47318181818182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22727272727273" calcext:value-type="float">
            <text:p>0.122727272727273</text:p>
          </table:table-cell>
          <table:table-cell office:value-type="float" office:value="214590038.181818" calcext:value-type="float">
            <text:p>214590038.181818</text:p>
          </table:table-cell>
          <table:table-cell office:value-type="float" office:value="1.05518888888889" calcext:value-type="float">
            <text:p>1.055188888888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52318181818182" calcext:value-type="float">
            <text:p>2.52318181818182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2727272727273" calcext:value-type="float">
            <text:p>0.122727272727273</text:p>
          </table:table-cell>
          <table:table-cell office:value-type="float" office:value="191032939" calcext:value-type="float">
            <text:p>191032939</text:p>
          </table:table-cell>
          <table:table-cell office:value-type="float" office:value="0.906609090909091" calcext:value-type="float">
            <text:p>0.9066090909090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57318181818182" calcext:value-type="float">
            <text:p>2.57318181818182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5" calcext:value-type="float">
            <text:p>0.125</text:p>
          </table:table-cell>
          <table:table-cell office:value-type="float" office:value="167674515.454545" calcext:value-type="float">
            <text:p>167674515.454545</text:p>
          </table:table-cell>
          <table:table-cell office:value-type="float" office:value="0.785064646464646" calcext:value-type="float">
            <text:p>0.7850646464646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62318181818182" calcext:value-type="float">
            <text:p>2.62318181818182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27272727272727" calcext:value-type="float">
            <text:p>0.127272727272727</text:p>
          </table:table-cell>
          <table:table-cell office:value-type="float" office:value="144219386.454545" calcext:value-type="float">
            <text:p>144219386.454545</text:p>
          </table:table-cell>
          <table:table-cell office:value-type="float" office:value="0.67529797979798" calcext:value-type="float">
            <text:p>0.675297979797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67318181818182" calcext:value-type="float">
            <text:p>2.67318181818182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7272727272727" calcext:value-type="float">
            <text:p>0.127272727272727</text:p>
          </table:table-cell>
          <table:table-cell office:value-type="float" office:value="120826141.636364" calcext:value-type="float">
            <text:p>120826141.636364</text:p>
          </table:table-cell>
          <table:table-cell office:value-type="float" office:value="0.569740404040404" calcext:value-type="float">
            <text:p>0.5697404040404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72318181818182" calcext:value-type="float">
            <text:p>2.7231818181818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7727272727273" calcext:value-type="float">
            <text:p>0.127727272727273</text:p>
          </table:table-cell>
          <table:table-cell office:value-type="float" office:value="97313094.7272727" calcext:value-type="float">
            <text:p>97313094.7272727</text:p>
          </table:table-cell>
          <table:table-cell office:value-type="float" office:value="0.464170707070707" calcext:value-type="float">
            <text:p>0.4641707070707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79590909090909" calcext:value-type="float">
            <text:p>2.79590909090909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87727272727273" calcext:value-type="float">
            <text:p>0.187727272727273</text:p>
          </table:table-cell>
          <table:table-cell office:value-type="float" office:value="106387667.454545" calcext:value-type="float">
            <text:p>106387667.454545</text:p>
          </table:table-cell>
          <table:table-cell office:value-type="float" office:value="0.335863158031808" calcext:value-type="float">
            <text:p>0.3358631580318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84590909090909" calcext:value-type="float">
            <text:p>2.8459090909090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2272727272727" calcext:value-type="float">
            <text:p>0.142272727272727</text:p>
          </table:table-cell>
          <table:table-cell office:value-type="float" office:value="96421520.1818182" calcext:value-type="float">
            <text:p>96421520.1818182</text:p>
          </table:table-cell>
          <table:table-cell office:value-type="float" office:value="0.39390404040404" calcext:value-type="float">
            <text:p>0.393904040404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89590909090909" calcext:value-type="float">
            <text:p>2.89590909090909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33181818181818" calcext:value-type="float">
            <text:p>0.133181818181818</text:p>
          </table:table-cell>
          <table:table-cell office:value-type="float" office:value="120148981.727273" calcext:value-type="float">
            <text:p>120148981.727273</text:p>
          </table:table-cell>
          <table:table-cell office:value-type="float" office:value="0.47079494949495" calcext:value-type="float">
            <text:p>0.470794949494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94590909090909" calcext:value-type="float">
            <text:p>2.94590909090909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.155454545454545" calcext:value-type="float">
            <text:p>0.155454545454545</text:p>
          </table:table-cell>
          <table:table-cell office:value-type="float" office:value="143428319.545455" calcext:value-type="float">
            <text:p>143428319.545455</text:p>
          </table:table-cell>
          <table:table-cell office:value-type="float" office:value="0.555452525252525" calcext:value-type="float">
            <text:p>0.5554525252525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99590909090909" calcext:value-type="float">
            <text:p>2.99590909090909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3181818181818" calcext:value-type="float">
            <text:p>0.163181818181818</text:p>
          </table:table-cell>
          <table:table-cell office:value-type="float" office:value="167703718.909091" calcext:value-type="float">
            <text:p>167703718.909091</text:p>
          </table:table-cell>
          <table:table-cell office:value-type="float" office:value="0.646437373737373" calcext:value-type="float">
            <text:p>0.6464373737373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04590909090909" calcext:value-type="float">
            <text:p>3.04590909090909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70909090909091" calcext:value-type="float">
            <text:p>0.170909090909091</text:p>
          </table:table-cell>
          <table:table-cell office:value-type="float" office:value="189875366.272727" calcext:value-type="float">
            <text:p>189875366.272727</text:p>
          </table:table-cell>
          <table:table-cell office:value-type="float" office:value="0.723361616161616" calcext:value-type="float">
            <text:p>0.7233616161616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09590909090909" calcext:value-type="float">
            <text:p>3.09590909090909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17272727272727" calcext:value-type="float">
            <text:p>0.217272727272727</text:p>
          </table:table-cell>
          <table:table-cell office:value-type="float" office:value="211914016.363636" calcext:value-type="float">
            <text:p>211914016.363636</text:p>
          </table:table-cell>
          <table:table-cell office:value-type="float" office:value="0.815464646464646" calcext:value-type="float">
            <text:p>0.8154646464646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14590909090909" calcext:value-type="float">
            <text:p>3.14590909090909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8" calcext:value-type="float">
            <text:p>0.18</text:p>
          </table:table-cell>
          <table:table-cell office:value-type="float" office:value="234816229.090909" calcext:value-type="float">
            <text:p>234816229.090909</text:p>
          </table:table-cell>
          <table:table-cell office:value-type="float" office:value="0.960787878787879" calcext:value-type="float">
            <text:p>0.9607878787878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19590909090909" calcext:value-type="float">
            <text:p>3.19590909090909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5909090909091" calcext:value-type="float">
            <text:p>0.165909090909091</text:p>
          </table:table-cell>
          <table:table-cell office:value-type="float" office:value="258888002.454545" calcext:value-type="float">
            <text:p>258888002.454545</text:p>
          </table:table-cell>
          <table:table-cell office:value-type="float" office:value="1.1253898989899" calcext:value-type="float">
            <text:p>1.12538989898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24590909090909" calcext:value-type="float">
            <text:p>3.24590909090909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51363636363636" calcext:value-type="float">
            <text:p>0.151363636363636</text:p>
          </table:table-cell>
          <table:table-cell office:value-type="float" office:value="282511529.636364" calcext:value-type="float">
            <text:p>282511529.636364</text:p>
          </table:table-cell>
          <table:table-cell office:value-type="float" office:value="1.30547575757576" calcext:value-type="float">
            <text:p>1.305475757575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29590909090909" calcext:value-type="float">
            <text:p>3.29590909090909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30454545454546" calcext:value-type="float">
            <text:p>0.130454545454546</text:p>
          </table:table-cell>
          <table:table-cell office:value-type="float" office:value="306588545.363636" calcext:value-type="float">
            <text:p>306588545.363636</text:p>
          </table:table-cell>
          <table:table-cell office:value-type="float" office:value="1.50112828282828" calcext:value-type="float">
            <text:p>1.501128282828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34590909090909" calcext:value-type="float">
            <text:p>3.34590909090909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0909090909091" calcext:value-type="float">
            <text:p>0.140909090909091</text:p>
          </table:table-cell>
          <table:table-cell office:value-type="float" office:value="329507772.818182" calcext:value-type="float">
            <text:p>329507772.818182</text:p>
          </table:table-cell>
          <table:table-cell office:value-type="float" office:value="1.71568282828283" calcext:value-type="float">
            <text:p>1.715682828282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39590909090909" calcext:value-type="float">
            <text:p>3.39590909090909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24545454545455" calcext:value-type="float">
            <text:p>0.124545454545455</text:p>
          </table:table-cell>
          <table:table-cell office:value-type="float" office:value="353191980.727273" calcext:value-type="float">
            <text:p>353191980.727273</text:p>
          </table:table-cell>
          <table:table-cell office:value-type="float" office:value="1.90802424242424" calcext:value-type="float">
            <text:p>1.908024242424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44590909090909" calcext:value-type="float">
            <text:p>3.44590909090909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" calcext:value-type="float">
            <text:p>0.12</text:p>
          </table:table-cell>
          <table:table-cell office:value-type="float" office:value="376362653.363636" calcext:value-type="float">
            <text:p>376362653.363636</text:p>
          </table:table-cell>
          <table:table-cell office:value-type="float" office:value="2.15147474747475" calcext:value-type="float">
            <text:p>2.151474747474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49590909090909" calcext:value-type="float">
            <text:p>3.49590909090909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19090909090909" calcext:value-type="float">
            <text:p>0.119090909090909</text:p>
          </table:table-cell>
          <table:table-cell office:value-type="float" office:value="399811481.090909" calcext:value-type="float">
            <text:p>399811481.090909</text:p>
          </table:table-cell>
          <table:table-cell office:value-type="float" office:value="2.47629090909091" calcext:value-type="float">
            <text:p>2.476290909090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54590909090909" calcext:value-type="float">
            <text:p>3.54590909090909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23636363636364" calcext:value-type="float">
            <text:p>0.123636363636364</text:p>
          </table:table-cell>
          <table:table-cell office:value-type="float" office:value="422759335.272727" calcext:value-type="float">
            <text:p>422759335.272727</text:p>
          </table:table-cell>
          <table:table-cell office:value-type="float" office:value="2.83688080808081" calcext:value-type="float">
            <text:p>2.836880808080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59590909090909" calcext:value-type="float">
            <text:p>3.59590909090909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5" calcext:value-type="float">
            <text:p>0.125</text:p>
          </table:table-cell>
          <table:table-cell office:value-type="float" office:value="445906138.636364" calcext:value-type="float">
            <text:p>445906138.636364</text:p>
          </table:table-cell>
          <table:table-cell office:value-type="float" office:value="3.25048080808081" calcext:value-type="float">
            <text:p>3.250480808080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64590909090909" calcext:value-type="float">
            <text:p>3.64590909090909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6363636363636" calcext:value-type="float">
            <text:p>0.126363636363636</text:p>
          </table:table-cell>
          <table:table-cell office:value-type="float" office:value="468865080.818182" calcext:value-type="float">
            <text:p>468865080.818182</text:p>
          </table:table-cell>
          <table:table-cell office:value-type="float" office:value="3.77529898989899" calcext:value-type="float">
            <text:p>3.775298989898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69590909090909" calcext:value-type="float">
            <text:p>3.69590909090909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23636363636364" calcext:value-type="float">
            <text:p>0.123636363636364</text:p>
          </table:table-cell>
          <table:table-cell office:value-type="float" office:value="492140252.909091" calcext:value-type="float">
            <text:p>492140252.909091</text:p>
          </table:table-cell>
          <table:table-cell office:value-type="float" office:value="4.58323939393939" calcext:value-type="float">
            <text:p>4.583239393939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74590909090909" calcext:value-type="float">
            <text:p>3.74590909090909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0909090909091" calcext:value-type="float">
            <text:p>0.120909090909091</text:p>
          </table:table-cell>
          <table:table-cell office:value-type="float" office:value="469505175.636364" calcext:value-type="float">
            <text:p>469505175.636364</text:p>
          </table:table-cell>
          <table:table-cell office:value-type="float" office:value="4.03958585858586" calcext:value-type="float">
            <text:p>4.039585858585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79590909090909" calcext:value-type="float">
            <text:p>3.79590909090909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8181818181818" calcext:value-type="float">
            <text:p>0.128181818181818</text:p>
          </table:table-cell>
          <table:table-cell office:value-type="float" office:value="446688325.545455" calcext:value-type="float">
            <text:p>446688325.545455</text:p>
          </table:table-cell>
          <table:table-cell office:value-type="float" office:value="3.44238282828283" calcext:value-type="float">
            <text:p>3.442382828282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84590909090909" calcext:value-type="float">
            <text:p>3.84590909090909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30454545454546" calcext:value-type="float">
            <text:p>0.130454545454546</text:p>
          </table:table-cell>
          <table:table-cell office:value-type="float" office:value="423207462" calcext:value-type="float">
            <text:p>423207462</text:p>
          </table:table-cell>
          <table:table-cell office:value-type="float" office:value="2.99783232323232" calcext:value-type="float">
            <text:p>2.997832323232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89590909090909" calcext:value-type="float">
            <text:p>3.89590909090909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5454545454545" calcext:value-type="float">
            <text:p>0.125454545454545</text:p>
          </table:table-cell>
          <table:table-cell office:value-type="float" office:value="400490595.909091" calcext:value-type="float">
            <text:p>400490595.909091</text:p>
          </table:table-cell>
          <table:table-cell office:value-type="float" office:value="2.62393232323232" calcext:value-type="float">
            <text:p>2.623932323232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94590909090909" calcext:value-type="float">
            <text:p>3.94590909090909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1818181818182" calcext:value-type="float">
            <text:p>0.121818181818182</text:p>
          </table:table-cell>
          <table:table-cell office:value-type="float" office:value="377176945.545455" calcext:value-type="float">
            <text:p>377176945.545455</text:p>
          </table:table-cell>
          <table:table-cell office:value-type="float" office:value="2.27443838383838" calcext:value-type="float">
            <text:p>2.274438383838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99590909090909" calcext:value-type="float">
            <text:p>3.99590909090909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26363636363636" calcext:value-type="float">
            <text:p>0.126363636363636</text:p>
          </table:table-cell>
          <table:table-cell office:value-type="float" office:value="354082459.272727" calcext:value-type="float">
            <text:p>354082459.272727</text:p>
          </table:table-cell>
          <table:table-cell office:value-type="float" office:value="2.00205454545455" calcext:value-type="float">
            <text:p>2.002054545454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04590909090909" calcext:value-type="float">
            <text:p>4.04590909090909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" calcext:value-type="float">
            <text:p>0.14</text:p>
          </table:table-cell>
          <table:table-cell office:value-type="float" office:value="330410882.181818" calcext:value-type="float">
            <text:p>330410882.181818</text:p>
          </table:table-cell>
          <table:table-cell office:value-type="float" office:value="1.80441414141414" calcext:value-type="float">
            <text:p>1.804414141414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09590909090909" calcext:value-type="float">
            <text:p>4.09590909090909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44545454545455" calcext:value-type="float">
            <text:p>0.144545454545455</text:p>
          </table:table-cell>
          <table:table-cell office:value-type="float" office:value="307434137.909091" calcext:value-type="float">
            <text:p>307434137.909091</text:p>
          </table:table-cell>
          <table:table-cell office:value-type="float" office:value="1.59299393939394" calcext:value-type="float">
            <text:p>1.592993939393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14590909090909" calcext:value-type="float">
            <text:p>4.14590909090909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54545454545455" calcext:value-type="float">
            <text:p>0.154545454545455</text:p>
          </table:table-cell>
          <table:table-cell office:value-type="float" office:value="283701016.909091" calcext:value-type="float">
            <text:p>283701016.909091</text:p>
          </table:table-cell>
          <table:table-cell office:value-type="float" office:value="1.38475050505051" calcext:value-type="float">
            <text:p>1.384750505050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19590909090909" calcext:value-type="float">
            <text:p>4.19590909090909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1363636363636" calcext:value-type="float">
            <text:p>0.161363636363636</text:p>
          </table:table-cell>
          <table:table-cell office:value-type="float" office:value="260653464" calcext:value-type="float">
            <text:p>260653464</text:p>
          </table:table-cell>
          <table:table-cell office:value-type="float" office:value="1.20360303030303" calcext:value-type="float">
            <text:p>1.203603030303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24590909090909" calcext:value-type="float">
            <text:p>4.24590909090909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73181818181818" calcext:value-type="float">
            <text:p>0.173181818181818</text:p>
          </table:table-cell>
          <table:table-cell office:value-type="float" office:value="236719790.909091" calcext:value-type="float">
            <text:p>236719790.909091</text:p>
          </table:table-cell>
          <table:table-cell office:value-type="float" office:value="1.02831313131313" calcext:value-type="float">
            <text:p>1.028313131313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29590909090909" calcext:value-type="float">
            <text:p>4.29590909090909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15909090909091" calcext:value-type="float">
            <text:p>0.215909090909091</text:p>
          </table:table-cell>
          <table:table-cell office:value-type="float" office:value="212403013" calcext:value-type="float">
            <text:p>212403013</text:p>
          </table:table-cell>
          <table:table-cell office:value-type="float" office:value="0.874416161616161" calcext:value-type="float">
            <text:p>0.8744161616161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34590909090909" calcext:value-type="float">
            <text:p>4.34590909090909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68181818181818" calcext:value-type="float">
            <text:p>0.168181818181818</text:p>
          </table:table-cell>
          <table:table-cell office:value-type="float" office:value="190333001.727273" calcext:value-type="float">
            <text:p>190333001.727273</text:p>
          </table:table-cell>
          <table:table-cell office:value-type="float" office:value="0.759558585858586" calcext:value-type="float">
            <text:p>0.7595585858585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39590909090909" calcext:value-type="float">
            <text:p>4.39590909090909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6818181818182" calcext:value-type="float">
            <text:p>0.166818181818182</text:p>
          </table:table-cell>
          <table:table-cell office:value-type="float" office:value="167480746.636364" calcext:value-type="float">
            <text:p>167480746.636364</text:p>
          </table:table-cell>
          <table:table-cell office:value-type="float" office:value="0.664636363636364" calcext:value-type="float">
            <text:p>0.6646363636363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44590909090909" calcext:value-type="float">
            <text:p>4.44590909090909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.152272727272727" calcext:value-type="float">
            <text:p>0.152272727272727</text:p>
          </table:table-cell>
          <table:table-cell office:value-type="float" office:value="144037450" calcext:value-type="float">
            <text:p>144037450</text:p>
          </table:table-cell>
          <table:table-cell office:value-type="float" office:value="0.580135353535353" calcext:value-type="float">
            <text:p>0.5801353535353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49590909090909" calcext:value-type="float">
            <text:p>4.49590909090909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45454545454546" calcext:value-type="float">
            <text:p>0.145454545454546</text:p>
          </table:table-cell>
          <table:table-cell office:value-type="float" office:value="121304576.636364" calcext:value-type="float">
            <text:p>121304576.636364</text:p>
          </table:table-cell>
          <table:table-cell office:value-type="float" office:value="0.506335353535354" calcext:value-type="float">
            <text:p>0.5063353535353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54636363636364" calcext:value-type="float">
            <text:p>4.5463636363636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8181818181818" calcext:value-type="float">
            <text:p>0.148181818181818</text:p>
          </table:table-cell>
          <table:table-cell office:value-type="float" office:value="98288531.7272727" calcext:value-type="float">
            <text:p>98288531.7272727</text:p>
          </table:table-cell>
          <table:table-cell office:value-type="float" office:value="0.425406703397613" calcext:value-type="float">
            <text:p>0.4254067033976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61681818181818" calcext:value-type="float">
            <text:p>4.61681818181818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76818181818182" calcext:value-type="float">
            <text:p>0.176818181818182</text:p>
          </table:table-cell>
          <table:table-cell office:value-type="float" office:value="103004081.181818" calcext:value-type="float">
            <text:p>103004081.181818</text:p>
          </table:table-cell>
          <table:table-cell office:value-type="float" office:value="0.334535866747631" calcext:value-type="float">
            <text:p>0.3345358667476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66681818181818" calcext:value-type="float">
            <text:p>4.6668181818181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19090909090909" calcext:value-type="float">
            <text:p>0.119090909090909</text:p>
          </table:table-cell>
          <table:table-cell office:value-type="float" office:value="96532340.5454545" calcext:value-type="float">
            <text:p>96532340.5454545</text:p>
          </table:table-cell>
          <table:table-cell office:value-type="float" office:value="0.422228282828283" calcext:value-type="float">
            <text:p>0.4222282828282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71681818181818" calcext:value-type="float">
            <text:p>4.71681818181818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3636363636364" calcext:value-type="float">
            <text:p>0.123636363636364</text:p>
          </table:table-cell>
          <table:table-cell office:value-type="float" office:value="120391180.090909" calcext:value-type="float">
            <text:p>120391180.090909</text:p>
          </table:table-cell>
          <table:table-cell office:value-type="float" office:value="0.527314141414141" calcext:value-type="float">
            <text:p>0.5273141414141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76681818181818" calcext:value-type="float">
            <text:p>4.76681818181818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20454545454545" calcext:value-type="float">
            <text:p>0.120454545454545</text:p>
          </table:table-cell>
          <table:table-cell office:value-type="float" office:value="143969273.727273" calcext:value-type="float">
            <text:p>143969273.727273</text:p>
          </table:table-cell>
          <table:table-cell office:value-type="float" office:value="0.644182828282828" calcext:value-type="float">
            <text:p>0.6441828282828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81727272727273" calcext:value-type="float">
            <text:p>4.81727272727273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2727272727273" calcext:value-type="float">
            <text:p>0.122727272727273</text:p>
          </table:table-cell>
          <table:table-cell office:value-type="float" office:value="169428639.545455" calcext:value-type="float">
            <text:p>169428639.545455</text:p>
          </table:table-cell>
          <table:table-cell office:value-type="float" office:value="0.750627272727273" calcext:value-type="float">
            <text:p>0.7506272727272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86727272727273" calcext:value-type="float">
            <text:p>4.86727272727273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18636363636364" calcext:value-type="float">
            <text:p>0.118636363636364</text:p>
          </table:table-cell>
          <table:table-cell office:value-type="float" office:value="191165232.545455" calcext:value-type="float">
            <text:p>191165232.545455</text:p>
          </table:table-cell>
          <table:table-cell office:value-type="float" office:value="0.870681818181818" calcext:value-type="float">
            <text:p>0.8706818181818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91727272727273" calcext:value-type="float">
            <text:p>4.91727272727273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23181818181818" calcext:value-type="float">
            <text:p>0.123181818181818</text:p>
          </table:table-cell>
          <table:table-cell office:value-type="float" office:value="214298046.363636" calcext:value-type="float">
            <text:p>214298046.363636</text:p>
          </table:table-cell>
          <table:table-cell office:value-type="float" office:value="1.0012797979798" calcext:value-type="float">
            <text:p>1.00127979797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96727272727273" calcext:value-type="float">
            <text:p>4.96727272727273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3" calcext:value-type="float">
            <text:p>0.13</text:p>
          </table:table-cell>
          <table:table-cell office:value-type="float" office:value="237049870.363636" calcext:value-type="float">
            <text:p>237049870.363636</text:p>
          </table:table-cell>
          <table:table-cell office:value-type="float" office:value="1.13190707070707" calcext:value-type="float">
            <text:p>1.131907070707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01727272727273" calcext:value-type="float">
            <text:p>5.01727272727273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8636363636364" calcext:value-type="float">
            <text:p>0.128636363636364</text:p>
          </table:table-cell>
          <table:table-cell office:value-type="float" office:value="260440042.181818" calcext:value-type="float">
            <text:p>260440042.181818</text:p>
          </table:table-cell>
          <table:table-cell office:value-type="float" office:value="1.2585595959596" calcext:value-type="float">
            <text:p>1.25855959595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06727272727273" calcext:value-type="float">
            <text:p>5.06727272727273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0.121818181818182" calcext:value-type="float">
            <text:p>0.121818181818182</text:p>
          </table:table-cell>
          <table:table-cell office:value-type="float" office:value="283674850.909091" calcext:value-type="float">
            <text:p>283674850.909091</text:p>
          </table:table-cell>
          <table:table-cell office:value-type="float" office:value="1.40919090909091" calcext:value-type="float">
            <text:p>1.409190909090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11727272727273" calcext:value-type="float">
            <text:p>5.11727272727273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6363636363636" calcext:value-type="float">
            <text:p>0.126363636363636</text:p>
          </table:table-cell>
          <table:table-cell office:value-type="float" office:value="307293498.909091" calcext:value-type="float">
            <text:p>307293498.909091</text:p>
          </table:table-cell>
          <table:table-cell office:value-type="float" office:value="1.57378686868687" calcext:value-type="float">
            <text:p>1.573786868686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16727272727273" calcext:value-type="float">
            <text:p>5.16727272727273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0454545454545" calcext:value-type="float">
            <text:p>0.120454545454545</text:p>
          </table:table-cell>
          <table:table-cell office:value-type="float" office:value="330259822.454545" calcext:value-type="float">
            <text:p>330259822.454545</text:p>
          </table:table-cell>
          <table:table-cell office:value-type="float" office:value="1.76723131313131" calcext:value-type="float">
            <text:p>1.767231313131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21727272727273" calcext:value-type="float">
            <text:p>5.21727272727273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27272727272727" calcext:value-type="float">
            <text:p>0.127272727272727</text:p>
          </table:table-cell>
          <table:table-cell office:value-type="float" office:value="353225608.363636" calcext:value-type="float">
            <text:p>353225608.363636</text:p>
          </table:table-cell>
          <table:table-cell office:value-type="float" office:value="1.92390707070707" calcext:value-type="float">
            <text:p>1.923907070707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26727272727273" calcext:value-type="float">
            <text:p>5.26727272727273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4545454545455" calcext:value-type="float">
            <text:p>0.144545454545455</text:p>
          </table:table-cell>
          <table:table-cell office:value-type="float" office:value="376181212.363636" calcext:value-type="float">
            <text:p>376181212.363636</text:p>
          </table:table-cell>
          <table:table-cell office:value-type="float" office:value="2.12309696969697" calcext:value-type="float">
            <text:p>2.123096969696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31727272727273" calcext:value-type="float">
            <text:p>5.31727272727273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43636363636364" calcext:value-type="float">
            <text:p>0.143636363636364</text:p>
          </table:table-cell>
          <table:table-cell office:value-type="float" office:value="399519783.636364" calcext:value-type="float">
            <text:p>399519783.636364</text:p>
          </table:table-cell>
          <table:table-cell office:value-type="float" office:value="2.41955555555556" calcext:value-type="float">
            <text:p>2.419555555555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36727272727273" calcext:value-type="float">
            <text:p>5.36727272727273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53181818181818" calcext:value-type="float">
            <text:p>0.153181818181818</text:p>
          </table:table-cell>
          <table:table-cell office:value-type="float" office:value="421823207.909091" calcext:value-type="float">
            <text:p>421823207.909091</text:p>
          </table:table-cell>
          <table:table-cell office:value-type="float" office:value="2.75482323232323" calcext:value-type="float">
            <text:p>2.754823232323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41727272727273" calcext:value-type="float">
            <text:p>5.41727272727273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55" calcext:value-type="float">
            <text:p>0.155</text:p>
          </table:table-cell>
          <table:table-cell office:value-type="float" office:value="445124687.909091" calcext:value-type="float">
            <text:p>445124687.909091</text:p>
          </table:table-cell>
          <table:table-cell office:value-type="float" office:value="3.12099494949495" calcext:value-type="float">
            <text:p>3.1209949494949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46727272727273" calcext:value-type="float">
            <text:p>5.46727272727273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75" calcext:value-type="float">
            <text:p>0.175</text:p>
          </table:table-cell>
          <table:table-cell office:value-type="float" office:value="467289700.090909" calcext:value-type="float">
            <text:p>467289700.090909</text:p>
          </table:table-cell>
          <table:table-cell office:value-type="float" office:value="3.59721717171717" calcext:value-type="float">
            <text:p>3.597217171717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51727272727273" calcext:value-type="float">
            <text:p>5.51727272727273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19545454545455" calcext:value-type="float">
            <text:p>0.219545454545455</text:p>
          </table:table-cell>
          <table:table-cell office:value-type="float" office:value="489515953.727273" calcext:value-type="float">
            <text:p>489515953.727273</text:p>
          </table:table-cell>
          <table:table-cell office:value-type="float" office:value="4.33136666666667" calcext:value-type="float">
            <text:p>4.3313666666666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56727272727273" calcext:value-type="float">
            <text:p>5.56727272727273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65909090909091" calcext:value-type="float">
            <text:p>0.165909090909091</text:p>
          </table:table-cell>
          <table:table-cell office:value-type="float" office:value="465851174.363636" calcext:value-type="float">
            <text:p>465851174.363636</text:p>
          </table:table-cell>
          <table:table-cell office:value-type="float" office:value="3.90406262626263" calcext:value-type="float">
            <text:p>3.904062626262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61727272727273" calcext:value-type="float">
            <text:p>5.61727272727273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59090909090909" calcext:value-type="float">
            <text:p>0.159090909090909</text:p>
          </table:table-cell>
          <table:table-cell office:value-type="float" office:value="444324884.090909" calcext:value-type="float">
            <text:p>444324884.090909</text:p>
          </table:table-cell>
          <table:table-cell office:value-type="float" office:value="3.32581818181818" calcext:value-type="float">
            <text:p>3.325818181818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66727272727273" calcext:value-type="float">
            <text:p>5.66727272727273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5" calcext:value-type="float">
            <text:p>0.15</text:p>
          </table:table-cell>
          <table:table-cell office:value-type="float" office:value="421538827" calcext:value-type="float">
            <text:p>421538827</text:p>
          </table:table-cell>
          <table:table-cell office:value-type="float" office:value="2.9028696969697" calcext:value-type="float">
            <text:p>2.902869696969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71727272727273" calcext:value-type="float">
            <text:p>5.71727272727273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35909090909091" calcext:value-type="float">
            <text:p>0.135909090909091</text:p>
          </table:table-cell>
          <table:table-cell office:value-type="float" office:value="399850375.727273" calcext:value-type="float">
            <text:p>399850375.727273</text:p>
          </table:table-cell>
          <table:table-cell office:value-type="float" office:value="2.55462828282828" calcext:value-type="float">
            <text:p>2.554628282828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76727272727273" calcext:value-type="float">
            <text:p>5.76727272727273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3" calcext:value-type="float">
            <text:p>0.13</text:p>
          </table:table-cell>
          <table:table-cell office:value-type="float" office:value="376445718.909091" calcext:value-type="float">
            <text:p>376445718.909091</text:p>
          </table:table-cell>
          <table:table-cell office:value-type="float" office:value="2.23765454545455" calcext:value-type="float">
            <text:p>2.237654545454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81727272727273" calcext:value-type="float">
            <text:p>5.81727272727273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17727272727273" calcext:value-type="float">
            <text:p>0.117727272727273</text:p>
          </table:table-cell>
          <table:table-cell office:value-type="float" office:value="354120426" calcext:value-type="float">
            <text:p>354120426</text:p>
          </table:table-cell>
          <table:table-cell office:value-type="float" office:value="1.99220303030303" calcext:value-type="float">
            <text:p>1.992203030303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86727272727273" calcext:value-type="float">
            <text:p>5.86727272727273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18181818181818" calcext:value-type="float">
            <text:p>0.118181818181818</text:p>
          </table:table-cell>
          <table:table-cell office:value-type="float" office:value="330717846.909091" calcext:value-type="float">
            <text:p>330717846.909091</text:p>
          </table:table-cell>
          <table:table-cell office:value-type="float" office:value="1.83332626262626" calcext:value-type="float">
            <text:p>1.833326262626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91727272727273" calcext:value-type="float">
            <text:p>5.91727272727273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3181818181818" calcext:value-type="float">
            <text:p>0.123181818181818</text:p>
          </table:table-cell>
          <table:table-cell office:value-type="float" office:value="307750344" calcext:value-type="float">
            <text:p>307750344</text:p>
          </table:table-cell>
          <table:table-cell office:value-type="float" office:value="1.64980404040404" calcext:value-type="float">
            <text:p>1.6498040404040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96727272727273" calcext:value-type="float">
            <text:p>5.96727272727273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0.125" calcext:value-type="float">
            <text:p>0.125</text:p>
          </table:table-cell>
          <table:table-cell office:value-type="float" office:value="284401296.363636" calcext:value-type="float">
            <text:p>284401296.363636</text:p>
          </table:table-cell>
          <table:table-cell office:value-type="float" office:value="1.47087777777778" calcext:value-type="float">
            <text:p>1.4708777777777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01727272727273" calcext:value-type="float">
            <text:p>6.01727272727273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7272727272727" calcext:value-type="float">
            <text:p>0.127272727272727</text:p>
          </table:table-cell>
          <table:table-cell office:value-type="float" office:value="261187369.545455" calcext:value-type="float">
            <text:p>261187369.545455</text:p>
          </table:table-cell>
          <table:table-cell office:value-type="float" office:value="1.31402121212121" calcext:value-type="float">
            <text:p>1.314021212121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06727272727273" calcext:value-type="float">
            <text:p>6.06727272727273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6818181818182" calcext:value-type="float">
            <text:p>0.126818181818182</text:p>
          </table:table-cell>
          <table:table-cell office:value-type="float" office:value="237667181.272727" calcext:value-type="float">
            <text:p>237667181.272727</text:p>
          </table:table-cell>
          <table:table-cell office:value-type="float" office:value="1.17919595959596" calcext:value-type="float">
            <text:p>1.179195959595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11727272727273" calcext:value-type="float">
            <text:p>6.11727272727273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31363636363636" calcext:value-type="float">
            <text:p>0.131363636363636</text:p>
          </table:table-cell>
          <table:table-cell office:value-type="float" office:value="214532635.090909" calcext:value-type="float">
            <text:p>214532635.090909</text:p>
          </table:table-cell>
          <table:table-cell office:value-type="float" office:value="1.05297171717172" calcext:value-type="float">
            <text:p>1.052971717171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16727272727273" calcext:value-type="float">
            <text:p>6.16727272727273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2727272727273" calcext:value-type="float">
            <text:p>0.122727272727273</text:p>
          </table:table-cell>
          <table:table-cell office:value-type="float" office:value="190880655.727273" calcext:value-type="float">
            <text:p>190880655.727273</text:p>
          </table:table-cell>
          <table:table-cell office:value-type="float" office:value="0.915545454545454" calcext:value-type="float">
            <text:p>0.9155454545454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21727272727273" calcext:value-type="float">
            <text:p>6.21727272727273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4090909090909" calcext:value-type="float">
            <text:p>0.124090909090909</text:p>
          </table:table-cell>
          <table:table-cell office:value-type="float" office:value="167677777.454545" calcext:value-type="float">
            <text:p>167677777.454545</text:p>
          </table:table-cell>
          <table:table-cell office:value-type="float" office:value="0.786394949494949" calcext:value-type="float">
            <text:p>0.78639494949494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26727272727273" calcext:value-type="float">
            <text:p>6.2672727272727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14545454545455" calcext:value-type="float">
            <text:p>0.114545454545455</text:p>
          </table:table-cell>
          <table:table-cell office:value-type="float" office:value="144342111.545455" calcext:value-type="float">
            <text:p>144342111.545455</text:p>
          </table:table-cell>
          <table:table-cell office:value-type="float" office:value="0.676359595959596" calcext:value-type="float">
            <text:p>0.6763595959595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31727272727273" calcext:value-type="float">
            <text:p>6.31727272727273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15909090909091" calcext:value-type="float">
            <text:p>0.115909090909091</text:p>
          </table:table-cell>
          <table:table-cell office:value-type="float" office:value="120901060.545455" calcext:value-type="float">
            <text:p>120901060.545455</text:p>
          </table:table-cell>
          <table:table-cell office:value-type="float" office:value="0.572277777777778" calcext:value-type="float">
            <text:p>0.57227777777777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36727272727273" calcext:value-type="float">
            <text:p>6.3672727272727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19090909090909" calcext:value-type="float">
            <text:p>0.119090909090909</text:p>
          </table:table-cell>
          <table:table-cell office:value-type="float" office:value="97248718.3636364" calcext:value-type="float">
            <text:p>97248718.3636364</text:p>
          </table:table-cell>
          <table:table-cell office:value-type="float" office:value="0.458221212121212" calcext:value-type="float">
            <text:p>0.45822121212121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43863636363636" calcext:value-type="float">
            <text:p>6.43863636363636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91363636363636" calcext:value-type="float">
            <text:p>0.191363636363636</text:p>
          </table:table-cell>
          <table:table-cell office:value-type="float" office:value="104165576.454545" calcext:value-type="float">
            <text:p>104165576.454545</text:p>
          </table:table-cell>
          <table:table-cell office:value-type="float" office:value="0.336739437360026" calcext:value-type="float">
            <text:p>0.3367394373600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48863636363636" calcext:value-type="float">
            <text:p>6.4886363636363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51818181818182" calcext:value-type="float">
            <text:p>0.151818181818182</text:p>
          </table:table-cell>
          <table:table-cell office:value-type="float" office:value="96238781.0909091" calcext:value-type="float">
            <text:p>96238781.0909091</text:p>
          </table:table-cell>
          <table:table-cell office:value-type="float" office:value="0.397053535353535" calcext:value-type="float">
            <text:p>0.3970535353535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53863636363637" calcext:value-type="float">
            <text:p>6.53863636363637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45909090909091" calcext:value-type="float">
            <text:p>0.145909090909091</text:p>
          </table:table-cell>
          <table:table-cell office:value-type="float" office:value="119978936.363636" calcext:value-type="float">
            <text:p>119978936.363636</text:p>
          </table:table-cell>
          <table:table-cell office:value-type="float" office:value="0.473084848484849" calcext:value-type="float">
            <text:p>0.47308484848484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58863636363636" calcext:value-type="float">
            <text:p>6.58863636363636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.144090909090909" calcext:value-type="float">
            <text:p>0.144090909090909</text:p>
          </table:table-cell>
          <table:table-cell office:value-type="float" office:value="143259760.818182" calcext:value-type="float">
            <text:p>143259760.818182</text:p>
          </table:table-cell>
          <table:table-cell office:value-type="float" office:value="0.551083838383838" calcext:value-type="float">
            <text:p>0.5510838383838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63863636363636" calcext:value-type="float">
            <text:p>6.63863636363636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" calcext:value-type="float">
            <text:p>0.16</text:p>
          </table:table-cell>
          <table:table-cell office:value-type="float" office:value="166677613.090909" calcext:value-type="float">
            <text:p>166677613.090909</text:p>
          </table:table-cell>
          <table:table-cell office:value-type="float" office:value="0.635865656565656" calcext:value-type="float">
            <text:p>0.6358656565656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68863636363636" calcext:value-type="float">
            <text:p>6.68863636363636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62272727272727" calcext:value-type="float">
            <text:p>0.162272727272727</text:p>
          </table:table-cell>
          <table:table-cell office:value-type="float" office:value="189708037.363636" calcext:value-type="float">
            <text:p>189708037.363636</text:p>
          </table:table-cell>
          <table:table-cell office:value-type="float" office:value="0.716227272727273" calcext:value-type="float">
            <text:p>0.7162272727272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73863636363636" calcext:value-type="float">
            <text:p>6.73863636363636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19090909090909" calcext:value-type="float">
            <text:p>0.219090909090909</text:p>
          </table:table-cell>
          <table:table-cell office:value-type="float" office:value="212063910.272727" calcext:value-type="float">
            <text:p>212063910.272727</text:p>
          </table:table-cell>
          <table:table-cell office:value-type="float" office:value="0.815481818181818" calcext:value-type="float">
            <text:p>0.8154818181818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78863636363637" calcext:value-type="float">
            <text:p>6.78863636363637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80909090909091" calcext:value-type="float">
            <text:p>0.180909090909091</text:p>
          </table:table-cell>
          <table:table-cell office:value-type="float" office:value="234366624" calcext:value-type="float">
            <text:p>234366624</text:p>
          </table:table-cell>
          <table:table-cell office:value-type="float" office:value="0.959765656565657" calcext:value-type="float">
            <text:p>0.95976565656565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83863636363636" calcext:value-type="float">
            <text:p>6.83863636363636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" calcext:value-type="float">
            <text:p>0.16</text:p>
          </table:table-cell>
          <table:table-cell office:value-type="float" office:value="258612961.545455" calcext:value-type="float">
            <text:p>258612961.545455</text:p>
          </table:table-cell>
          <table:table-cell office:value-type="float" office:value="1.12401818181818" calcext:value-type="float">
            <text:p>1.124018181818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88863636363636" calcext:value-type="float">
            <text:p>6.88863636363636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43636363636364" calcext:value-type="float">
            <text:p>0.143636363636364</text:p>
          </table:table-cell>
          <table:table-cell office:value-type="float" office:value="282570937.909091" calcext:value-type="float">
            <text:p>282570937.909091</text:p>
          </table:table-cell>
          <table:table-cell office:value-type="float" office:value="1.30301414141414" calcext:value-type="float">
            <text:p>1.3030141414141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93863636363636" calcext:value-type="float">
            <text:p>6.93863636363636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21818181818182" calcext:value-type="float">
            <text:p>0.121818181818182</text:p>
          </table:table-cell>
          <table:table-cell office:value-type="float" office:value="306511425.909091" calcext:value-type="float">
            <text:p>306511425.909091</text:p>
          </table:table-cell>
          <table:table-cell office:value-type="float" office:value="1.49724646464647" calcext:value-type="float">
            <text:p>1.497246464646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98863636363636" calcext:value-type="float">
            <text:p>6.98863636363636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29545454545455" calcext:value-type="float">
            <text:p>0.129545454545455</text:p>
          </table:table-cell>
          <table:table-cell office:value-type="float" office:value="329641917.363636" calcext:value-type="float">
            <text:p>329641917.363636</text:p>
          </table:table-cell>
          <table:table-cell office:value-type="float" office:value="1.7150595959596" calcext:value-type="float">
            <text:p>1.71505959595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03863636363637" calcext:value-type="float">
            <text:p>7.03863636363637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21818181818182" calcext:value-type="float">
            <text:p>0.121818181818182</text:p>
          </table:table-cell>
          <table:table-cell office:value-type="float" office:value="353223813.454545" calcext:value-type="float">
            <text:p>353223813.454545</text:p>
          </table:table-cell>
          <table:table-cell office:value-type="float" office:value="1.90854444444444" calcext:value-type="float">
            <text:p>1.908544444444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08863636363636" calcext:value-type="float">
            <text:p>7.08863636363636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5454545454545" calcext:value-type="float">
            <text:p>0.125454545454545</text:p>
          </table:table-cell>
          <table:table-cell office:value-type="float" office:value="376589151.545455" calcext:value-type="float">
            <text:p>376589151.545455</text:p>
          </table:table-cell>
          <table:table-cell office:value-type="float" office:value="2.15786262626263" calcext:value-type="float">
            <text:p>2.157862626262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13863636363636" calcext:value-type="float">
            <text:p>7.13863636363636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7272727272727" calcext:value-type="float">
            <text:p>0.127272727272727</text:p>
          </table:table-cell>
          <table:table-cell office:value-type="float" office:value="399778618.454545" calcext:value-type="float">
            <text:p>399778618.454545</text:p>
          </table:table-cell>
          <table:table-cell office:value-type="float" office:value="2.47589393939394" calcext:value-type="float">
            <text:p>2.475893939393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18863636363636" calcext:value-type="float">
            <text:p>7.18863636363636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32272727272727" calcext:value-type="float">
            <text:p>0.132272727272727</text:p>
          </table:table-cell>
          <table:table-cell office:value-type="float" office:value="422773120.545455" calcext:value-type="float">
            <text:p>422773120.545455</text:p>
          </table:table-cell>
          <table:table-cell office:value-type="float" office:value="2.84160404040404" calcext:value-type="float">
            <text:p>2.841604040404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23863636363636" calcext:value-type="float">
            <text:p>7.23863636363636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34545454545455" calcext:value-type="float">
            <text:p>0.134545454545455</text:p>
          </table:table-cell>
          <table:table-cell office:value-type="float" office:value="445965820.727273" calcext:value-type="float">
            <text:p>445965820.727273</text:p>
          </table:table-cell>
          <table:table-cell office:value-type="float" office:value="3.25073636363636" calcext:value-type="float">
            <text:p>3.2507363636363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28863636363637" calcext:value-type="float">
            <text:p>7.28863636363637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3" calcext:value-type="float">
            <text:p>0.13</text:p>
          </table:table-cell>
          <table:table-cell office:value-type="float" office:value="468776831.090909" calcext:value-type="float">
            <text:p>468776831.090909</text:p>
          </table:table-cell>
          <table:table-cell office:value-type="float" office:value="3.77659393939394" calcext:value-type="float">
            <text:p>3.7765939393939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33863636363637" calcext:value-type="float">
            <text:p>7.33863636363637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3" calcext:value-type="float">
            <text:p>0.13</text:p>
          </table:table-cell>
          <table:table-cell office:value-type="float" office:value="492025130.909091" calcext:value-type="float">
            <text:p>492025130.909091</text:p>
          </table:table-cell>
          <table:table-cell office:value-type="float" office:value="4.57178080808081" calcext:value-type="float">
            <text:p>4.5717808080808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38863636363636" calcext:value-type="float">
            <text:p>7.38863636363636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19545454545455" calcext:value-type="float">
            <text:p>0.119545454545455</text:p>
          </table:table-cell>
          <table:table-cell office:value-type="float" office:value="469700433.636364" calcext:value-type="float">
            <text:p>469700433.636364</text:p>
          </table:table-cell>
          <table:table-cell office:value-type="float" office:value="4.02210808080808" calcext:value-type="float">
            <text:p>4.0221080808080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43863636363636" calcext:value-type="float">
            <text:p>7.43863636363636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16363636363636" calcext:value-type="float">
            <text:p>0.116363636363636</text:p>
          </table:table-cell>
          <table:table-cell office:value-type="float" office:value="446714474.272727" calcext:value-type="float">
            <text:p>446714474.272727</text:p>
          </table:table-cell>
          <table:table-cell office:value-type="float" office:value="3.43834343434343" calcext:value-type="float">
            <text:p>3.4383434343434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48863636363636" calcext:value-type="float">
            <text:p>7.48863636363636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18636363636364" calcext:value-type="float">
            <text:p>0.118636363636364</text:p>
          </table:table-cell>
          <table:table-cell office:value-type="float" office:value="423533446" calcext:value-type="float">
            <text:p>423533446</text:p>
          </table:table-cell>
          <table:table-cell office:value-type="float" office:value="3.00983434343434" calcext:value-type="float">
            <text:p>3.0098343434343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53863636363637" calcext:value-type="float">
            <text:p>7.53863636363637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" calcext:value-type="float">
            <text:p>0.12</text:p>
          </table:table-cell>
          <table:table-cell office:value-type="float" office:value="400705684.363636" calcext:value-type="float">
            <text:p>400705684.363636</text:p>
          </table:table-cell>
          <table:table-cell office:value-type="float" office:value="2.62153131313131" calcext:value-type="float">
            <text:p>2.6215313131313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58863636363637" calcext:value-type="float">
            <text:p>7.58863636363637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7272727272727" calcext:value-type="float">
            <text:p>0.127272727272727</text:p>
          </table:table-cell>
          <table:table-cell office:value-type="float" office:value="376925314.272727" calcext:value-type="float">
            <text:p>376925314.272727</text:p>
          </table:table-cell>
          <table:table-cell office:value-type="float" office:value="2.28669696969697" calcext:value-type="float">
            <text:p>2.286696969696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63863636363636" calcext:value-type="float">
            <text:p>7.63863636363636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40454545454546" calcext:value-type="float">
            <text:p>0.140454545454546</text:p>
          </table:table-cell>
          <table:table-cell office:value-type="float" office:value="353791087.090909" calcext:value-type="float">
            <text:p>353791087.090909</text:p>
          </table:table-cell>
          <table:table-cell office:value-type="float" office:value="2.00414242424242" calcext:value-type="float">
            <text:p>2.0041424242424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68863636363636" calcext:value-type="float">
            <text:p>7.68863636363636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55" calcext:value-type="float">
            <text:p>0.155</text:p>
          </table:table-cell>
          <table:table-cell office:value-type="float" office:value="330137256.545455" calcext:value-type="float">
            <text:p>330137256.545455</text:p>
          </table:table-cell>
          <table:table-cell office:value-type="float" office:value="1.80047070707071" calcext:value-type="float">
            <text:p>1.8004707070707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73863636363636" calcext:value-type="float">
            <text:p>7.73863636363636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34545454545455" calcext:value-type="float">
            <text:p>0.134545454545455</text:p>
          </table:table-cell>
          <table:table-cell office:value-type="float" office:value="307067527.545455" calcext:value-type="float">
            <text:p>307067527.545455</text:p>
          </table:table-cell>
          <table:table-cell office:value-type="float" office:value="1.58881818181818" calcext:value-type="float">
            <text:p>1.588818181818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78863636363637" calcext:value-type="float">
            <text:p>7.78863636363637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45909090909091" calcext:value-type="float">
            <text:p>0.145909090909091</text:p>
          </table:table-cell>
          <table:table-cell office:value-type="float" office:value="283872682.090909" calcext:value-type="float">
            <text:p>283872682.090909</text:p>
          </table:table-cell>
          <table:table-cell office:value-type="float" office:value="1.38541414141414" calcext:value-type="float">
            <text:p>1.3854141414141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83863636363637" calcext:value-type="float">
            <text:p>7.83863636363637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56363636363636" calcext:value-type="float">
            <text:p>0.156363636363636</text:p>
          </table:table-cell>
          <table:table-cell office:value-type="float" office:value="260752060.090909" calcext:value-type="float">
            <text:p>260752060.090909</text:p>
          </table:table-cell>
          <table:table-cell office:value-type="float" office:value="1.19846161616162" calcext:value-type="float">
            <text:p>1.19846161616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88863636363636" calcext:value-type="float">
            <text:p>7.88863636363636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60909090909091" calcext:value-type="float">
            <text:p>0.160909090909091</text:p>
          </table:table-cell>
          <table:table-cell office:value-type="float" office:value="236883690" calcext:value-type="float">
            <text:p>236883690</text:p>
          </table:table-cell>
          <table:table-cell office:value-type="float" office:value="1.02968585858586" calcext:value-type="float">
            <text:p>1.029685858585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93863636363636" calcext:value-type="float">
            <text:p>7.93863636363636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21818181818182" calcext:value-type="float">
            <text:p>0.221818181818182</text:p>
          </table:table-cell>
          <table:table-cell office:value-type="float" office:value="212250046.545455" calcext:value-type="float">
            <text:p>212250046.545455</text:p>
          </table:table-cell>
          <table:table-cell office:value-type="float" office:value="0.878488888888889" calcext:value-type="float">
            <text:p>0.8784888888888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98863636363636" calcext:value-type="float">
            <text:p>7.98863636363636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65" calcext:value-type="float">
            <text:p>0.165</text:p>
          </table:table-cell>
          <table:table-cell office:value-type="float" office:value="190218918.090909" calcext:value-type="float">
            <text:p>190218918.090909</text:p>
          </table:table-cell>
          <table:table-cell office:value-type="float" office:value="0.755282828282828" calcext:value-type="float">
            <text:p>0.75528282828282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03863636363636" calcext:value-type="float">
            <text:p>8.03863636363636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4545454545455" calcext:value-type="float">
            <text:p>0.164545454545455</text:p>
          </table:table-cell>
          <table:table-cell office:value-type="float" office:value="166966956" calcext:value-type="float">
            <text:p>166966956</text:p>
          </table:table-cell>
          <table:table-cell office:value-type="float" office:value="0.666274747474747" calcext:value-type="float">
            <text:p>0.6662747474747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.08863636363636" calcext:value-type="float">
            <text:p>8.08863636363636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.151363636363636" calcext:value-type="float">
            <text:p>0.151363636363636</text:p>
          </table:table-cell>
          <table:table-cell office:value-type="float" office:value="143927473.181818" calcext:value-type="float">
            <text:p>143927473.181818</text:p>
          </table:table-cell>
          <table:table-cell office:value-type="float" office:value="0.576427272727273" calcext:value-type="float">
            <text:p>0.57642727272727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13863636363636" calcext:value-type="float">
            <text:p>8.13863636363636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30454545454545" calcext:value-type="float">
            <text:p>0.130454545454545</text:p>
          </table:table-cell>
          <table:table-cell office:value-type="float" office:value="120688490" calcext:value-type="float">
            <text:p>120688490</text:p>
          </table:table-cell>
          <table:table-cell office:value-type="float" office:value="0.498754545454546" calcext:value-type="float">
            <text:p>0.4987545454545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18863636363636" calcext:value-type="float">
            <text:p>8.1886363636363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33636363636364" calcext:value-type="float">
            <text:p>0.133636363636364</text:p>
          </table:table-cell>
          <table:table-cell office:value-type="float" office:value="96946667.8181818" calcext:value-type="float">
            <text:p>96946667.8181818</text:p>
          </table:table-cell>
          <table:table-cell office:value-type="float" office:value="0.417160606060606" calcext:value-type="float">
            <text:p>0.4171606060606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.25772727272727" calcext:value-type="float">
            <text:p>8.25772727272727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78636363636364" calcext:value-type="float">
            <text:p>0.178636363636364</text:p>
          </table:table-cell>
          <table:table-cell office:value-type="float" office:value="101564211.909091" calcext:value-type="float">
            <text:p>101564211.909091</text:p>
          </table:table-cell>
          <table:table-cell office:value-type="float" office:value="0.332092617609663" calcext:value-type="float">
            <text:p>0.33209261760966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30772727272727" calcext:value-type="float">
            <text:p>8.3077272727272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6363636363636" calcext:value-type="float">
            <text:p>0.126363636363636</text:p>
          </table:table-cell>
          <table:table-cell office:value-type="float" office:value="96432893.6363637" calcext:value-type="float">
            <text:p>96432893.6363637</text:p>
          </table:table-cell>
          <table:table-cell office:value-type="float" office:value="0.424644444444444" calcext:value-type="float">
            <text:p>0.42464444444444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35772727272727" calcext:value-type="float">
            <text:p>8.35772727272727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" calcext:value-type="float">
            <text:p>0.12</text:p>
          </table:table-cell>
          <table:table-cell office:value-type="float" office:value="120095890.909091" calcext:value-type="float">
            <text:p>120095890.909091</text:p>
          </table:table-cell>
          <table:table-cell office:value-type="float" office:value="0.533820202020202" calcext:value-type="float">
            <text:p>0.53382020202020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40772727272727" calcext:value-type="float">
            <text:p>8.40772727272727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25" calcext:value-type="float">
            <text:p>0.125</text:p>
          </table:table-cell>
          <table:table-cell office:value-type="float" office:value="143806239.090909" calcext:value-type="float">
            <text:p>143806239.090909</text:p>
          </table:table-cell>
          <table:table-cell office:value-type="float" office:value="0.64169595959596" calcext:value-type="float">
            <text:p>0.6416959595959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45772727272727" calcext:value-type="float">
            <text:p>8.45772727272727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3181818181818" calcext:value-type="float">
            <text:p>0.123181818181818</text:p>
          </table:table-cell>
          <table:table-cell office:value-type="float" office:value="167276965.727273" calcext:value-type="float">
            <text:p>167276965.727273</text:p>
          </table:table-cell>
          <table:table-cell office:value-type="float" office:value="0.75329797979798" calcext:value-type="float">
            <text:p>0.753297979797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50772727272727" calcext:value-type="float">
            <text:p>8.50772727272727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7272727272727" calcext:value-type="float">
            <text:p>0.127272727272727</text:p>
          </table:table-cell>
          <table:table-cell office:value-type="float" office:value="190868734.909091" calcext:value-type="float">
            <text:p>190868734.909091</text:p>
          </table:table-cell>
          <table:table-cell office:value-type="float" office:value="0.86460303030303" calcext:value-type="float">
            <text:p>0.864603030303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.55772727272727" calcext:value-type="float">
            <text:p>8.55772727272727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26818181818182" calcext:value-type="float">
            <text:p>0.126818181818182</text:p>
          </table:table-cell>
          <table:table-cell office:value-type="float" office:value="213956300.454545" calcext:value-type="float">
            <text:p>213956300.454545</text:p>
          </table:table-cell>
          <table:table-cell office:value-type="float" office:value="1.0061202020202" calcext:value-type="float">
            <text:p>1.00612020202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60772727272727" calcext:value-type="float">
            <text:p>8.60772727272727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2727272727273" calcext:value-type="float">
            <text:p>0.122727272727273</text:p>
          </table:table-cell>
          <table:table-cell office:value-type="float" office:value="237334243.636364" calcext:value-type="float">
            <text:p>237334243.636364</text:p>
          </table:table-cell>
          <table:table-cell office:value-type="float" office:value="1.12559797979798" calcext:value-type="float">
            <text:p>1.125597979797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65772727272727" calcext:value-type="float">
            <text:p>8.65772727272727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22727272727273" calcext:value-type="float">
            <text:p>0.122727272727273</text:p>
          </table:table-cell>
          <table:table-cell office:value-type="float" office:value="260483636.909091" calcext:value-type="float">
            <text:p>260483636.909091</text:p>
          </table:table-cell>
          <table:table-cell office:value-type="float" office:value="1.25325353535354" calcext:value-type="float">
            <text:p>1.2532535353535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70772727272727" calcext:value-type="float">
            <text:p>8.70772727272727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0.125454545454545" calcext:value-type="float">
            <text:p>0.125454545454545</text:p>
          </table:table-cell>
          <table:table-cell office:value-type="float" office:value="283739646.454545" calcext:value-type="float">
            <text:p>283739646.454545</text:p>
          </table:table-cell>
          <table:table-cell office:value-type="float" office:value="1.40608181818182" calcext:value-type="float">
            <text:p>1.4060818181818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.75772727272727" calcext:value-type="float">
            <text:p>8.75772727272727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2727272727273" calcext:value-type="float">
            <text:p>0.122727272727273</text:p>
          </table:table-cell>
          <table:table-cell office:value-type="float" office:value="307022923.636364" calcext:value-type="float">
            <text:p>307022923.636364</text:p>
          </table:table-cell>
          <table:table-cell office:value-type="float" office:value="1.57570707070707" calcext:value-type="float">
            <text:p>1.575707070707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80772727272727" calcext:value-type="float">
            <text:p>8.80772727272727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3181818181818" calcext:value-type="float">
            <text:p>0.123181818181818</text:p>
          </table:table-cell>
          <table:table-cell office:value-type="float" office:value="330322201.818182" calcext:value-type="float">
            <text:p>330322201.818182</text:p>
          </table:table-cell>
          <table:table-cell office:value-type="float" office:value="1.76209696969697" calcext:value-type="float">
            <text:p>1.7620969696969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85772727272727" calcext:value-type="float">
            <text:p>8.85772727272727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21818181818182" calcext:value-type="float">
            <text:p>0.121818181818182</text:p>
          </table:table-cell>
          <table:table-cell office:value-type="float" office:value="353456801.636364" calcext:value-type="float">
            <text:p>353456801.636364</text:p>
          </table:table-cell>
          <table:table-cell office:value-type="float" office:value="1.91502222222222" calcext:value-type="float">
            <text:p>1.915022222222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90772727272727" calcext:value-type="float">
            <text:p>8.90772727272727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42727272727273" calcext:value-type="float">
            <text:p>0.142727272727273</text:p>
          </table:table-cell>
          <table:table-cell office:value-type="float" office:value="376379064.909091" calcext:value-type="float">
            <text:p>376379064.909091</text:p>
          </table:table-cell>
          <table:table-cell office:value-type="float" office:value="2.12610707070707" calcext:value-type="float">
            <text:p>2.126107070707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95772727272727" calcext:value-type="float">
            <text:p>8.95772727272727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43181818181818" calcext:value-type="float">
            <text:p>0.143181818181818</text:p>
          </table:table-cell>
          <table:table-cell office:value-type="float" office:value="400460608.454545" calcext:value-type="float">
            <text:p>400460608.454545</text:p>
          </table:table-cell>
          <table:table-cell office:value-type="float" office:value="2.43168484848485" calcext:value-type="float">
            <text:p>2.431684848484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.00772727272727" calcext:value-type="float">
            <text:p>9.00772727272727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51363636363636" calcext:value-type="float">
            <text:p>0.151363636363636</text:p>
          </table:table-cell>
          <table:table-cell office:value-type="float" office:value="421893915.636364" calcext:value-type="float">
            <text:p>421893915.636364</text:p>
          </table:table-cell>
          <table:table-cell office:value-type="float" office:value="2.75234444444444" calcext:value-type="float">
            <text:p>2.7523444444444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.05772727272727" calcext:value-type="float">
            <text:p>9.05772727272727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59545454545455" calcext:value-type="float">
            <text:p>0.159545454545455</text:p>
          </table:table-cell>
          <table:table-cell office:value-type="float" office:value="444776374.545455" calcext:value-type="float">
            <text:p>444776374.545455</text:p>
          </table:table-cell>
          <table:table-cell office:value-type="float" office:value="3.1208898989899" calcext:value-type="float">
            <text:p>3.12088989898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.10772727272727" calcext:value-type="float">
            <text:p>9.10772727272727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65454545454545" calcext:value-type="float">
            <text:p>0.165454545454545</text:p>
          </table:table-cell>
          <table:table-cell office:value-type="float" office:value="467867475.545455" calcext:value-type="float">
            <text:p>467867475.545455</text:p>
          </table:table-cell>
          <table:table-cell office:value-type="float" office:value="3.60934242424242" calcext:value-type="float">
            <text:p>3.609342424242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15772727272727" calcext:value-type="float">
            <text:p>9.15772727272727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17272727272727" calcext:value-type="float">
            <text:p>0.217272727272727</text:p>
          </table:table-cell>
          <table:table-cell office:value-type="float" office:value="489683482" calcext:value-type="float">
            <text:p>489683482</text:p>
          </table:table-cell>
          <table:table-cell office:value-type="float" office:value="4.3445303030303" calcext:value-type="float">
            <text:p>4.344530303030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20772727272727" calcext:value-type="float">
            <text:p>9.20772727272727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7" calcext:value-type="float">
            <text:p>0.17</text:p>
          </table:table-cell>
          <table:table-cell office:value-type="float" office:value="465915637.909091" calcext:value-type="float">
            <text:p>465915637.909091</text:p>
          </table:table-cell>
          <table:table-cell office:value-type="float" office:value="3.90678686868687" calcext:value-type="float">
            <text:p>3.9067868686868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25772727272727" calcext:value-type="float">
            <text:p>9.25772727272727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60454545454545" calcext:value-type="float">
            <text:p>0.160454545454545</text:p>
          </table:table-cell>
          <table:table-cell office:value-type="float" office:value="443485586.818182" calcext:value-type="float">
            <text:p>443485586.818182</text:p>
          </table:table-cell>
          <table:table-cell office:value-type="float" office:value="3.32026161616162" calcext:value-type="float">
            <text:p>3.3202616161616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.30772727272727" calcext:value-type="float">
            <text:p>9.30772727272727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50454545454546" calcext:value-type="float">
            <text:p>0.150454545454546</text:p>
          </table:table-cell>
          <table:table-cell office:value-type="float" office:value="422144645.909091" calcext:value-type="float">
            <text:p>422144645.909091</text:p>
          </table:table-cell>
          <table:table-cell office:value-type="float" office:value="2.90919494949495" calcext:value-type="float">
            <text:p>2.9091949494949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35772727272727" calcext:value-type="float">
            <text:p>9.35772727272727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22272727272727" calcext:value-type="float">
            <text:p>0.122272727272727</text:p>
          </table:table-cell>
          <table:table-cell office:value-type="float" office:value="399881554.818182" calcext:value-type="float">
            <text:p>399881554.818182</text:p>
          </table:table-cell>
          <table:table-cell office:value-type="float" office:value="2.55126767676768" calcext:value-type="float">
            <text:p>2.551267676767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40772727272727" calcext:value-type="float">
            <text:p>9.40772727272727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34090909090909" calcext:value-type="float">
            <text:p>0.134090909090909</text:p>
          </table:table-cell>
          <table:table-cell office:value-type="float" office:value="376760603.818182" calcext:value-type="float">
            <text:p>376760603.818182</text:p>
          </table:table-cell>
          <table:table-cell office:value-type="float" office:value="2.23914343434343" calcext:value-type="float">
            <text:p>2.239143434343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45772727272727" calcext:value-type="float">
            <text:p>9.45772727272727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22727272727273" calcext:value-type="float">
            <text:p>0.122727272727273</text:p>
          </table:table-cell>
          <table:table-cell office:value-type="float" office:value="353712824.090909" calcext:value-type="float">
            <text:p>353712824.090909</text:p>
          </table:table-cell>
          <table:table-cell office:value-type="float" office:value="1.99869494949495" calcext:value-type="float">
            <text:p>1.9986949494949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50772727272727" calcext:value-type="float">
            <text:p>9.50772727272727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1818181818182" calcext:value-type="float">
            <text:p>0.121818181818182</text:p>
          </table:table-cell>
          <table:table-cell office:value-type="float" office:value="330721746.636364" calcext:value-type="float">
            <text:p>330721746.636364</text:p>
          </table:table-cell>
          <table:table-cell office:value-type="float" office:value="1.83401616161616" calcext:value-type="float">
            <text:p>1.834016161616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55772727272727" calcext:value-type="float">
            <text:p>9.55772727272727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0454545454545" calcext:value-type="float">
            <text:p>0.120454545454545</text:p>
          </table:table-cell>
          <table:table-cell office:value-type="float" office:value="307858179.909091" calcext:value-type="float">
            <text:p>307858179.909091</text:p>
          </table:table-cell>
          <table:table-cell office:value-type="float" office:value="1.64893333333333" calcext:value-type="float">
            <text:p>1.648933333333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60772727272727" calcext:value-type="float">
            <text:p>9.60772727272727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0.123181818181818" calcext:value-type="float">
            <text:p>0.123181818181818</text:p>
          </table:table-cell>
          <table:table-cell office:value-type="float" office:value="284563019.454545" calcext:value-type="float">
            <text:p>284563019.454545</text:p>
          </table:table-cell>
          <table:table-cell office:value-type="float" office:value="1.4697797979798" calcext:value-type="float">
            <text:p>1.46977979797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65772727272727" calcext:value-type="float">
            <text:p>9.65772727272727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3" calcext:value-type="float">
            <text:p>0.13</text:p>
          </table:table-cell>
          <table:table-cell office:value-type="float" office:value="261193644.363636" calcext:value-type="float">
            <text:p>261193644.363636</text:p>
          </table:table-cell>
          <table:table-cell office:value-type="float" office:value="1.30890808080808" calcext:value-type="float">
            <text:p>1.308908080808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70772727272727" calcext:value-type="float">
            <text:p>9.70772727272727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33636363636364" calcext:value-type="float">
            <text:p>0.133636363636364</text:p>
          </table:table-cell>
          <table:table-cell office:value-type="float" office:value="237868281.818182" calcext:value-type="float">
            <text:p>237868281.818182</text:p>
          </table:table-cell>
          <table:table-cell office:value-type="float" office:value="1.1787" calcext:value-type="float">
            <text:p>1.178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75772727272727" calcext:value-type="float">
            <text:p>9.75772727272727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30909090909091" calcext:value-type="float">
            <text:p>0.130909090909091</text:p>
          </table:table-cell>
          <table:table-cell office:value-type="float" office:value="214255642.636364" calcext:value-type="float">
            <text:p>214255642.636364</text:p>
          </table:table-cell>
          <table:table-cell office:value-type="float" office:value="1.05493636363636" calcext:value-type="float">
            <text:p>1.054936363636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80772727272727" calcext:value-type="float">
            <text:p>9.80772727272727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22272727272727" calcext:value-type="float">
            <text:p>0.122272727272727</text:p>
          </table:table-cell>
          <table:table-cell office:value-type="float" office:value="190923041.545455" calcext:value-type="float">
            <text:p>190923041.545455</text:p>
          </table:table-cell>
          <table:table-cell office:value-type="float" office:value="0.916742424242424" calcext:value-type="float">
            <text:p>0.91674242424242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85772727272727" calcext:value-type="float">
            <text:p>9.85772727272727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16363636363636" calcext:value-type="float">
            <text:p>0.116363636363636</text:p>
          </table:table-cell>
          <table:table-cell office:value-type="float" office:value="167572412.727273" calcext:value-type="float">
            <text:p>167572412.727273</text:p>
          </table:table-cell>
          <table:table-cell office:value-type="float" office:value="0.787382828282828" calcext:value-type="float">
            <text:p>0.7873828282828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90772727272727" calcext:value-type="float">
            <text:p>9.90772727272727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19545454545455" calcext:value-type="float">
            <text:p>0.119545454545455</text:p>
          </table:table-cell>
          <table:table-cell office:value-type="float" office:value="144369790.454545" calcext:value-type="float">
            <text:p>144369790.454545</text:p>
          </table:table-cell>
          <table:table-cell office:value-type="float" office:value="0.674154545454545" calcext:value-type="float">
            <text:p>0.67415454545454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95772727272727" calcext:value-type="float">
            <text:p>9.95772727272727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20909090909091" calcext:value-type="float">
            <text:p>0.120909090909091</text:p>
          </table:table-cell>
          <table:table-cell office:value-type="float" office:value="120843321" calcext:value-type="float">
            <text:p>120843321</text:p>
          </table:table-cell>
          <table:table-cell office:value-type="float" office:value="0.571251515151515" calcext:value-type="float">
            <text:p>0.5712515151515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0077272727273" calcext:value-type="float">
            <text:p>10.007727272727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23181818181818" calcext:value-type="float">
            <text:p>0.123181818181818</text:p>
          </table:table-cell>
          <table:table-cell office:value-type="float" office:value="97215758.0909091" calcext:value-type="float">
            <text:p>97215758.0909091</text:p>
          </table:table-cell>
          <table:table-cell office:value-type="float" office:value="0.456446464646465" calcext:value-type="float">
            <text:p>0.4564464646464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.0759090909091" calcext:value-type="float">
            <text:p>10.0759090909091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99637008.0909091" calcext:value-type="float">
            <text:p>99637008.0909091</text:p>
          </table:table-cell>
          <table:table-cell office:value-type="float" office:value="0.337282634789453" calcext:value-type="float">
            <text:p>0.3372826347894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1259090909091" calcext:value-type="float">
            <text:p>10.125909090909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5" calcext:value-type="float">
            <text:p>0.15</text:p>
          </table:table-cell>
          <table:table-cell office:value-type="float" office:value="96081051.6363636" calcext:value-type="float">
            <text:p>96081051.6363636</text:p>
          </table:table-cell>
          <table:table-cell office:value-type="float" office:value="0.393240404040404" calcext:value-type="float">
            <text:p>0.3932404040404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1759090909091" calcext:value-type="float">
            <text:p>10.1759090909091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43181818181818" calcext:value-type="float">
            <text:p>0.143181818181818</text:p>
          </table:table-cell>
          <table:table-cell office:value-type="float" office:value="118256020.454545" calcext:value-type="float">
            <text:p>118256020.454545</text:p>
          </table:table-cell>
          <table:table-cell office:value-type="float" office:value="0.472158585858586" calcext:value-type="float">
            <text:p>0.47215858585858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2259090909091" calcext:value-type="float">
            <text:p>10.2259090909091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.124090909090909" calcext:value-type="float">
            <text:p>0.124090909090909</text:p>
          </table:table-cell>
          <table:table-cell office:value-type="float" office:value="126761340" calcext:value-type="float">
            <text:p>126761340</text:p>
          </table:table-cell>
          <table:table-cell office:value-type="float" office:value="0.537881818181818" calcext:value-type="float">
            <text:p>0.5378818181818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2759090909091" calcext:value-type="float">
            <text:p>10.2759090909091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18181818181818" calcext:value-type="float">
            <text:p>0.118181818181818</text:p>
          </table:table-cell>
          <table:table-cell office:value-type="float" office:value="146800186.909091" calcext:value-type="float">
            <text:p>146800186.909091</text:p>
          </table:table-cell>
          <table:table-cell office:value-type="float" office:value="0.610522222222222" calcext:value-type="float">
            <text:p>0.6105222222222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3259090909091" calcext:value-type="float">
            <text:p>10.3259090909091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20454545454545" calcext:value-type="float">
            <text:p>0.120454545454545</text:p>
          </table:table-cell>
          <table:table-cell office:value-type="float" office:value="169332751.727273" calcext:value-type="float">
            <text:p>169332751.727273</text:p>
          </table:table-cell>
          <table:table-cell office:value-type="float" office:value="0.694251515151515" calcext:value-type="float">
            <text:p>0.6942515151515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3759090909091" calcext:value-type="float">
            <text:p>10.3759090909091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13" calcext:value-type="float">
            <text:p>0.13</text:p>
          </table:table-cell>
          <table:table-cell office:value-type="float" office:value="191031911.727273" calcext:value-type="float">
            <text:p>191031911.727273</text:p>
          </table:table-cell>
          <table:table-cell office:value-type="float" office:value="0.790263636363636" calcext:value-type="float">
            <text:p>0.7902636363636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4259090909091" calcext:value-type="float">
            <text:p>10.4259090909091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20909090909091" calcext:value-type="float">
            <text:p>0.120909090909091</text:p>
          </table:table-cell>
          <table:table-cell office:value-type="float" office:value="212321805.363636" calcext:value-type="float">
            <text:p>212321805.363636</text:p>
          </table:table-cell>
          <table:table-cell office:value-type="float" office:value="0.934035353535354" calcext:value-type="float">
            <text:p>0.93403535353535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4759090909091" calcext:value-type="float">
            <text:p>10.475909090909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19545454545455" calcext:value-type="float">
            <text:p>0.119545454545455</text:p>
          </table:table-cell>
          <table:table-cell office:value-type="float" office:value="237280394" calcext:value-type="float">
            <text:p>237280394</text:p>
          </table:table-cell>
          <table:table-cell office:value-type="float" office:value="1.10471515151515" calcext:value-type="float">
            <text:p>1.104715151515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5259090909091" calcext:value-type="float">
            <text:p>10.5259090909091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15" calcext:value-type="float">
            <text:p>0.115</text:p>
          </table:table-cell>
          <table:table-cell office:value-type="float" office:value="260683477.454545" calcext:value-type="float">
            <text:p>260683477.454545</text:p>
          </table:table-cell>
          <table:table-cell office:value-type="float" office:value="1.28574747474747" calcext:value-type="float">
            <text:p>1.2857474747474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.5759090909091" calcext:value-type="float">
            <text:p>10.5759090909091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05" calcext:value-type="float">
            <text:p>0.105</text:p>
          </table:table-cell>
          <table:table-cell office:value-type="float" office:value="284332177.818182" calcext:value-type="float">
            <text:p>284332177.818182</text:p>
          </table:table-cell>
          <table:table-cell office:value-type="float" office:value="1.47230202020202" calcext:value-type="float">
            <text:p>1.4723020202020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6259090909091" calcext:value-type="float">
            <text:p>10.6259090909091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14090909090909" calcext:value-type="float">
            <text:p>0.114090909090909</text:p>
          </table:table-cell>
          <table:table-cell office:value-type="float" office:value="307368042.363636" calcext:value-type="float">
            <text:p>307368042.363636</text:p>
          </table:table-cell>
          <table:table-cell office:value-type="float" office:value="1.68597171717172" calcext:value-type="float">
            <text:p>1.6859717171717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.6759090909091" calcext:value-type="float">
            <text:p>10.6759090909091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06818181818182" calcext:value-type="float">
            <text:p>0.106818181818182</text:p>
          </table:table-cell>
          <table:table-cell office:value-type="float" office:value="330994001.090909" calcext:value-type="float">
            <text:p>330994001.090909</text:p>
          </table:table-cell>
          <table:table-cell office:value-type="float" office:value="1.87274444444444" calcext:value-type="float">
            <text:p>1.8727444444444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.7259090909091" calcext:value-type="float">
            <text:p>10.7259090909091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08181818181818" calcext:value-type="float">
            <text:p>0.108181818181818</text:p>
          </table:table-cell>
          <table:table-cell office:value-type="float" office:value="354223104.090909" calcext:value-type="float">
            <text:p>354223104.090909</text:p>
          </table:table-cell>
          <table:table-cell office:value-type="float" office:value="2.11757171717172" calcext:value-type="float">
            <text:p>2.1175717171717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7759090909091" calcext:value-type="float">
            <text:p>10.7759090909091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09545454545455" calcext:value-type="float">
            <text:p>0.109545454545455</text:p>
          </table:table-cell>
          <table:table-cell office:value-type="float" office:value="377516568.909091" calcext:value-type="float">
            <text:p>377516568.909091</text:p>
          </table:table-cell>
          <table:table-cell office:value-type="float" office:value="2.43656666666667" calcext:value-type="float">
            <text:p>2.4365666666666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8259090909091" calcext:value-type="float">
            <text:p>10.8259090909091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07727272727273" calcext:value-type="float">
            <text:p>0.107727272727273</text:p>
          </table:table-cell>
          <table:table-cell office:value-type="float" office:value="400590647.545455" calcext:value-type="float">
            <text:p>400590647.545455</text:p>
          </table:table-cell>
          <table:table-cell office:value-type="float" office:value="2.80345353535354" calcext:value-type="float">
            <text:p>2.8034535353535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8759090909091" calcext:value-type="float">
            <text:p>10.8759090909091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07727272727273" calcext:value-type="float">
            <text:p>0.107727272727273</text:p>
          </table:table-cell>
          <table:table-cell office:value-type="float" office:value="423840338.636364" calcext:value-type="float">
            <text:p>423840338.636364</text:p>
          </table:table-cell>
          <table:table-cell office:value-type="float" office:value="3.20196464646465" calcext:value-type="float">
            <text:p>3.2019646464646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.9259090909091" calcext:value-type="float">
            <text:p>10.9259090909091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05909090909091" calcext:value-type="float">
            <text:p>0.105909090909091</text:p>
          </table:table-cell>
          <table:table-cell office:value-type="float" office:value="446648310.363636" calcext:value-type="float">
            <text:p>446648310.363636</text:p>
          </table:table-cell>
          <table:table-cell office:value-type="float" office:value="3.72978787878788" calcext:value-type="float">
            <text:p>3.7297878787878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9759090909091" calcext:value-type="float">
            <text:p>10.9759090909091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06818181818182" calcext:value-type="float">
            <text:p>0.106818181818182</text:p>
          </table:table-cell>
          <table:table-cell office:value-type="float" office:value="470161264.090909" calcext:value-type="float">
            <text:p>470161264.090909</text:p>
          </table:table-cell>
          <table:table-cell office:value-type="float" office:value="4.52343333333333" calcext:value-type="float">
            <text:p>4.5234333333333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.0259090909091" calcext:value-type="float">
            <text:p>11.0259090909091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07272727272727" calcext:value-type="float">
            <text:p>0.107272727272727</text:p>
          </table:table-cell>
          <table:table-cell office:value-type="float" office:value="447475328.454545" calcext:value-type="float">
            <text:p>447475328.454545</text:p>
          </table:table-cell>
          <table:table-cell office:value-type="float" office:value="3.97888585858586" calcext:value-type="float">
            <text:p>3.9788858585858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.0759090909091" calcext:value-type="float">
            <text:p>11.0759090909091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06363636363636" calcext:value-type="float">
            <text:p>0.106363636363636</text:p>
          </table:table-cell>
          <table:table-cell office:value-type="float" office:value="424719507.363636" calcext:value-type="float">
            <text:p>424719507.363636</text:p>
          </table:table-cell>
          <table:table-cell office:value-type="float" office:value="3.39395353535353" calcext:value-type="float">
            <text:p>3.3939535353535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.1259090909091" calcext:value-type="float">
            <text:p>11.1259090909091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09545454545455" calcext:value-type="float">
            <text:p>0.109545454545455</text:p>
          </table:table-cell>
          <table:table-cell office:value-type="float" office:value="401252893.090909" calcext:value-type="float">
            <text:p>401252893.090909</text:p>
          </table:table-cell>
          <table:table-cell office:value-type="float" office:value="2.96691919191919" calcext:value-type="float">
            <text:p>2.966919191919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.1759090909091" calcext:value-type="float">
            <text:p>11.1759090909091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05454545454545" calcext:value-type="float">
            <text:p>0.105454545454545</text:p>
          </table:table-cell>
          <table:table-cell office:value-type="float" office:value="378528719.727273" calcext:value-type="float">
            <text:p>378528719.727273</text:p>
          </table:table-cell>
          <table:table-cell office:value-type="float" office:value="2.58410404040404" calcext:value-type="float">
            <text:p>2.584104040404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.2259090909091" calcext:value-type="float">
            <text:p>11.2259090909091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08181818181818" calcext:value-type="float">
            <text:p>0.108181818181818</text:p>
          </table:table-cell>
          <table:table-cell office:value-type="float" office:value="355070294.636364" calcext:value-type="float">
            <text:p>355070294.636364</text:p>
          </table:table-cell>
          <table:table-cell office:value-type="float" office:value="2.2388696969697" calcext:value-type="float">
            <text:p>2.238869696969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2759090909091" calcext:value-type="float">
            <text:p>11.2759090909091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08636363636364" calcext:value-type="float">
            <text:p>0.108636363636364</text:p>
          </table:table-cell>
          <table:table-cell office:value-type="float" office:value="332056918.909091" calcext:value-type="float">
            <text:p>332056918.909091</text:p>
          </table:table-cell>
          <table:table-cell office:value-type="float" office:value="1.96581919191919" calcext:value-type="float">
            <text:p>1.9658191919191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.3259090909091" calcext:value-type="float">
            <text:p>11.3259090909091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15909090909091" calcext:value-type="float">
            <text:p>0.115909090909091</text:p>
          </table:table-cell>
          <table:table-cell office:value-type="float" office:value="308588101" calcext:value-type="float">
            <text:p>308588101</text:p>
          </table:table-cell>
          <table:table-cell office:value-type="float" office:value="1.76970808080808" calcext:value-type="float">
            <text:p>1.769708080808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.3759090909091" calcext:value-type="float">
            <text:p>11.3759090909091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03636363636364" calcext:value-type="float">
            <text:p>0.103636363636364</text:p>
          </table:table-cell>
          <table:table-cell office:value-type="float" office:value="285686663.090909" calcext:value-type="float">
            <text:p>285686663.090909</text:p>
          </table:table-cell>
          <table:table-cell office:value-type="float" office:value="1.55880808080808" calcext:value-type="float">
            <text:p>1.5588080808080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.4259090909091" calcext:value-type="float">
            <text:p>11.4259090909091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13636363636364" calcext:value-type="float">
            <text:p>0.113636363636364</text:p>
          </table:table-cell>
          <table:table-cell office:value-type="float" office:value="261859164.818182" calcext:value-type="float">
            <text:p>261859164.818182</text:p>
          </table:table-cell>
          <table:table-cell office:value-type="float" office:value="1.35300606060606" calcext:value-type="float">
            <text:p>1.3530060606060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.4759090909091" calcext:value-type="float">
            <text:p>11.475909090909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15909090909091" calcext:value-type="float">
            <text:p>0.115909090909091</text:p>
          </table:table-cell>
          <table:table-cell office:value-type="float" office:value="238685756.727273" calcext:value-type="float">
            <text:p>238685756.727273</text:p>
          </table:table-cell>
          <table:table-cell office:value-type="float" office:value="1.16843737373737" calcext:value-type="float">
            <text:p>1.168437373737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.5259090909091" calcext:value-type="float">
            <text:p>11.5259090909091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05" calcext:value-type="float">
            <text:p>0.105</text:p>
          </table:table-cell>
          <table:table-cell office:value-type="float" office:value="215336631.818182" calcext:value-type="float">
            <text:p>215336631.818182</text:p>
          </table:table-cell>
          <table:table-cell office:value-type="float" office:value="1.00255252525253" calcext:value-type="float">
            <text:p>1.0025525252525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.5759090909091" calcext:value-type="float">
            <text:p>11.5759090909091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129545454545455" calcext:value-type="float">
            <text:p>0.129545454545455</text:p>
          </table:table-cell>
          <table:table-cell office:value-type="float" office:value="191501110.636364" calcext:value-type="float">
            <text:p>191501110.636364</text:p>
          </table:table-cell>
          <table:table-cell office:value-type="float" office:value="0.849618181818182" calcext:value-type="float">
            <text:p>0.8496181818181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6259090909091" calcext:value-type="float">
            <text:p>11.6259090909091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07727272727273" calcext:value-type="float">
            <text:p>0.107727272727273</text:p>
          </table:table-cell>
          <table:table-cell office:value-type="float" office:value="167373300.181818" calcext:value-type="float">
            <text:p>167373300.181818</text:p>
          </table:table-cell>
          <table:table-cell office:value-type="float" office:value="0.727912121212121" calcext:value-type="float">
            <text:p>0.7279121212121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.6759090909091" calcext:value-type="float">
            <text:p>11.6759090909091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15909090909091" calcext:value-type="float">
            <text:p>0.115909090909091</text:p>
          </table:table-cell>
          <table:table-cell office:value-type="float" office:value="144710769.727273" calcext:value-type="float">
            <text:p>144710769.727273</text:p>
          </table:table-cell>
          <table:table-cell office:value-type="float" office:value="0.634918181818182" calcext:value-type="float">
            <text:p>0.6349181818181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.7259090909091" calcext:value-type="float">
            <text:p>11.7259090909091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.116363636363636" calcext:value-type="float">
            <text:p>0.116363636363636</text:p>
          </table:table-cell>
          <table:table-cell office:value-type="float" office:value="121807338.090909" calcext:value-type="float">
            <text:p>121807338.090909</text:p>
          </table:table-cell>
          <table:table-cell office:value-type="float" office:value="0.55290202020202" calcext:value-type="float">
            <text:p>0.5529020202020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.7763636363636" calcext:value-type="float">
            <text:p>11.7763636363636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07272727272727" calcext:value-type="float">
            <text:p>0.107272727272727</text:p>
          </table:table-cell>
          <table:table-cell office:value-type="float" office:value="99256759.6363636" calcext:value-type="float">
            <text:p>99256759.6363636</text:p>
          </table:table-cell>
          <table:table-cell office:value-type="float" office:value="0.468774747474747" calcext:value-type="float">
            <text:p>0.46877474747474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8263636363636" calcext:value-type="float">
            <text:p>11.826363636363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11818181818182" calcext:value-type="float">
            <text:p>0.111818181818182</text:p>
          </table:table-cell>
          <table:table-cell office:value-type="float" office:value="74829267.1818182" calcext:value-type="float">
            <text:p>74829267.1818182</text:p>
          </table:table-cell>
          <table:table-cell office:value-type="float" office:value="0.387134343434343" calcext:value-type="float">
            <text:p>0.38713434343434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.8995454545455" calcext:value-type="float">
            <text:p>11.8995454545455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61818181818182" calcext:value-type="float">
            <text:p>0.161818181818182</text:p>
          </table:table-cell>
          <table:table-cell office:value-type="float" office:value="74640571.6363636" calcext:value-type="float">
            <text:p>74640571.6363636</text:p>
          </table:table-cell>
          <table:table-cell office:value-type="float" office:value="0.295488367188367" calcext:value-type="float">
            <text:p>0.29548836718836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.9495454545455" calcext:value-type="float">
            <text:p>11.949545454545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09090909090909" calcext:value-type="float">
            <text:p>0.109090909090909</text:p>
          </table:table-cell>
          <table:table-cell office:value-type="float" office:value="74259430.2727273" calcext:value-type="float">
            <text:p>74259430.2727273</text:p>
          </table:table-cell>
          <table:table-cell office:value-type="float" office:value="0.381053535353535" calcext:value-type="float">
            <text:p>0.3810535353535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06363636363636" calcext:value-type="float">
            <text:p>0.106363636363636</text:p>
          </table:table-cell>
          <table:table-cell office:value-type="float" office:value="98849074.4545454" calcext:value-type="float">
            <text:p>98849074.4545454</text:p>
          </table:table-cell>
          <table:table-cell office:value-type="float" office:value="0.489324150596878" calcext:value-type="float">
            <text:p>0.48932415059687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.05" calcext:value-type="float">
            <text:p>12.05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09545454545455" calcext:value-type="float">
            <text:p>0.109545454545455</text:p>
          </table:table-cell>
          <table:table-cell office:value-type="float" office:value="121687378.181818" calcext:value-type="float">
            <text:p>121687378.181818</text:p>
          </table:table-cell>
          <table:table-cell office:value-type="float" office:value="0.597921212121212" calcext:value-type="float">
            <text:p>0.5979212121212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.1" calcext:value-type="float">
            <text:p>12.1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04090909090909" calcext:value-type="float">
            <text:p>0.104090909090909</text:p>
          </table:table-cell>
          <table:table-cell office:value-type="float" office:value="145203694.727273" calcext:value-type="float">
            <text:p>145203694.727273</text:p>
          </table:table-cell>
          <table:table-cell office:value-type="float" office:value="0.706459595959596" calcext:value-type="float">
            <text:p>0.7064595959595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.15" calcext:value-type="float">
            <text:p>12.15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09090909090909" calcext:value-type="float">
            <text:p>0.109090909090909</text:p>
          </table:table-cell>
          <table:table-cell office:value-type="float" office:value="168910960.818182" calcext:value-type="float">
            <text:p>168910960.818182</text:p>
          </table:table-cell>
          <table:table-cell office:value-type="float" office:value="0.812691919191919" calcext:value-type="float">
            <text:p>0.8126919191919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10454545454545" calcext:value-type="float">
            <text:p>0.110454545454545</text:p>
          </table:table-cell>
          <table:table-cell office:value-type="float" office:value="191921464.636364" calcext:value-type="float">
            <text:p>191921464.636364</text:p>
          </table:table-cell>
          <table:table-cell office:value-type="float" office:value="0.946987878787879" calcext:value-type="float">
            <text:p>0.94698787878787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.25" calcext:value-type="float">
            <text:p>12.2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04545454545455" calcext:value-type="float">
            <text:p>0.104545454545455</text:p>
          </table:table-cell>
          <table:table-cell office:value-type="float" office:value="215042783.727273" calcext:value-type="float">
            <text:p>215042783.727273</text:p>
          </table:table-cell>
          <table:table-cell office:value-type="float" office:value="1.07300606060606" calcext:value-type="float">
            <text:p>1.073006060606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08181818181818" calcext:value-type="float">
            <text:p>0.108181818181818</text:p>
          </table:table-cell>
          <table:table-cell office:value-type="float" office:value="238404745.636364" calcext:value-type="float">
            <text:p>238404745.636364</text:p>
          </table:table-cell>
          <table:table-cell office:value-type="float" office:value="1.20768080808081" calcext:value-type="float">
            <text:p>1.2076808080808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.35" calcext:value-type="float">
            <text:p>12.35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0.109090909090909" calcext:value-type="float">
            <text:p>0.109090909090909</text:p>
          </table:table-cell>
          <table:table-cell office:value-type="float" office:value="261687864.818182" calcext:value-type="float">
            <text:p>261687864.818182</text:p>
          </table:table-cell>
          <table:table-cell office:value-type="float" office:value="1.35725555555556" calcext:value-type="float">
            <text:p>1.3572555555555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14090909090909" calcext:value-type="float">
            <text:p>0.114090909090909</text:p>
          </table:table-cell>
          <table:table-cell office:value-type="float" office:value="285068145.181818" calcext:value-type="float">
            <text:p>285068145.181818</text:p>
          </table:table-cell>
          <table:table-cell office:value-type="float" office:value="1.53240909090909" calcext:value-type="float">
            <text:p>1.5324090909090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.45" calcext:value-type="float">
            <text:p>12.45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09090909090909" calcext:value-type="float">
            <text:p>0.109090909090909</text:p>
          </table:table-cell>
          <table:table-cell office:value-type="float" office:value="308216598.363636" calcext:value-type="float">
            <text:p>308216598.363636</text:p>
          </table:table-cell>
          <table:table-cell office:value-type="float" office:value="1.72060808080808" calcext:value-type="float">
            <text:p>1.720608080808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08636363636364" calcext:value-type="float">
            <text:p>0.108636363636364</text:p>
          </table:table-cell>
          <table:table-cell office:value-type="float" office:value="331195142.090909" calcext:value-type="float">
            <text:p>331195142.090909</text:p>
          </table:table-cell>
          <table:table-cell office:value-type="float" office:value="1.88030101010101" calcext:value-type="float">
            <text:p>1.880301010101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.55" calcext:value-type="float">
            <text:p>12.55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15" calcext:value-type="float">
            <text:p>0.115</text:p>
          </table:table-cell>
          <table:table-cell office:value-type="float" office:value="354353931.636364" calcext:value-type="float">
            <text:p>354353931.636364</text:p>
          </table:table-cell>
          <table:table-cell office:value-type="float" office:value="2.09363131313131" calcext:value-type="float">
            <text:p>2.0936313131313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03636363636364" calcext:value-type="float">
            <text:p>0.103636363636364</text:p>
          </table:table-cell>
          <table:table-cell office:value-type="float" office:value="377730702.454545" calcext:value-type="float">
            <text:p>377730702.454545</text:p>
          </table:table-cell>
          <table:table-cell office:value-type="float" office:value="2.3849898989899" calcext:value-type="float">
            <text:p>2.384989898989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.65" calcext:value-type="float">
            <text:p>12.65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13636363636364" calcext:value-type="float">
            <text:p>0.113636363636364</text:p>
          </table:table-cell>
          <table:table-cell office:value-type="float" office:value="400148642.363636" calcext:value-type="float">
            <text:p>400148642.363636</text:p>
          </table:table-cell>
          <table:table-cell office:value-type="float" office:value="2.72237474747475" calcext:value-type="float">
            <text:p>2.722374747474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11818181818182" calcext:value-type="float">
            <text:p>0.111818181818182</text:p>
          </table:table-cell>
          <table:table-cell office:value-type="float" office:value="423340242.909091" calcext:value-type="float">
            <text:p>423340242.909091</text:p>
          </table:table-cell>
          <table:table-cell office:value-type="float" office:value="3.09151111111111" calcext:value-type="float">
            <text:p>3.0915111111111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.75" calcext:value-type="float">
            <text:p>12.75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04090909090909" calcext:value-type="float">
            <text:p>0.104090909090909</text:p>
          </table:table-cell>
          <table:table-cell office:value-type="float" office:value="446524813.545455" calcext:value-type="float">
            <text:p>446524813.545455</text:p>
          </table:table-cell>
          <table:table-cell office:value-type="float" office:value="3.56883636363636" calcext:value-type="float">
            <text:p>3.5688363636363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8" calcext:value-type="float">
            <text:p>12.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130909090909091" calcext:value-type="float">
            <text:p>0.130909090909091</text:p>
          </table:table-cell>
          <table:table-cell office:value-type="float" office:value="469005217.181818" calcext:value-type="float">
            <text:p>469005217.181818</text:p>
          </table:table-cell>
          <table:table-cell office:value-type="float" office:value="4.30851515151515" calcext:value-type="float">
            <text:p>4.308515151515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.85" calcext:value-type="float">
            <text:p>12.85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04545454545455" calcext:value-type="float">
            <text:p>0.104545454545455</text:p>
          </table:table-cell>
          <table:table-cell office:value-type="float" office:value="443287170.090909" calcext:value-type="float">
            <text:p>443287170.090909</text:p>
          </table:table-cell>
          <table:table-cell office:value-type="float" office:value="3.87596666666667" calcext:value-type="float">
            <text:p>3.8759666666666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09090909090909" calcext:value-type="float">
            <text:p>0.109090909090909</text:p>
          </table:table-cell>
          <table:table-cell office:value-type="float" office:value="422339573.181818" calcext:value-type="float">
            <text:p>422339573.181818</text:p>
          </table:table-cell>
          <table:table-cell office:value-type="float" office:value="3.28639292929293" calcext:value-type="float">
            <text:p>3.286392929292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.95" calcext:value-type="float">
            <text:p>12.95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16363636363636" calcext:value-type="float">
            <text:p>0.116363636363636</text:p>
          </table:table-cell>
          <table:table-cell office:value-type="float" office:value="400245735.272727" calcext:value-type="float">
            <text:p>400245735.272727</text:p>
          </table:table-cell>
          <table:table-cell office:value-type="float" office:value="2.8732" calcext:value-type="float">
            <text:p>2.87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02727272727273" calcext:value-type="float">
            <text:p>0.102727272727273</text:p>
          </table:table-cell>
          <table:table-cell office:value-type="float" office:value="377406816.363636" calcext:value-type="float">
            <text:p>377406816.363636</text:p>
          </table:table-cell>
          <table:table-cell office:value-type="float" office:value="2.52126565656566" calcext:value-type="float">
            <text:p>2.5212656565656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.05" calcext:value-type="float">
            <text:p>13.05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16363636363636" calcext:value-type="float">
            <text:p>0.116363636363636</text:p>
          </table:table-cell>
          <table:table-cell office:value-type="float" office:value="354695321.090909" calcext:value-type="float">
            <text:p>354695321.090909</text:p>
          </table:table-cell>
          <table:table-cell office:value-type="float" office:value="2.20207171717172" calcext:value-type="float">
            <text:p>2.2020717171717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03181818181818" calcext:value-type="float">
            <text:p>0.103181818181818</text:p>
          </table:table-cell>
          <table:table-cell office:value-type="float" office:value="331648881.454545" calcext:value-type="float">
            <text:p>331648881.454545</text:p>
          </table:table-cell>
          <table:table-cell office:value-type="float" office:value="1.95823131313131" calcext:value-type="float">
            <text:p>1.9582313131313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.15" calcext:value-type="float">
            <text:p>13.15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09090909090909" calcext:value-type="float">
            <text:p>0.109090909090909</text:p>
          </table:table-cell>
          <table:table-cell office:value-type="float" office:value="308564104.727273" calcext:value-type="float">
            <text:p>308564104.727273</text:p>
          </table:table-cell>
          <table:table-cell office:value-type="float" office:value="1.7935404040404" calcext:value-type="float">
            <text:p>1.79354040404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.2" calcext:value-type="float">
            <text:p>13.2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1" calcext:value-type="float">
            <text:p>0.11</text:p>
          </table:table-cell>
          <table:table-cell office:value-type="float" office:value="285553277.818182" calcext:value-type="float">
            <text:p>285553277.818182</text:p>
          </table:table-cell>
          <table:table-cell office:value-type="float" office:value="1.60633434343434" calcext:value-type="float">
            <text:p>1.6063343434343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.25" calcext:value-type="float">
            <text:p>13.25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0.107727272727273" calcext:value-type="float">
            <text:p>0.107727272727273</text:p>
          </table:table-cell>
          <table:table-cell office:value-type="float" office:value="262256695.636364" calcext:value-type="float">
            <text:p>262256695.636364</text:p>
          </table:table-cell>
          <table:table-cell office:value-type="float" office:value="1.42248787878788" calcext:value-type="float">
            <text:p>1.4224878787878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.3" calcext:value-type="float">
            <text:p>13.3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07272727272727" calcext:value-type="float">
            <text:p>0.107272727272727</text:p>
          </table:table-cell>
          <table:table-cell office:value-type="float" office:value="238865637.363636" calcext:value-type="float">
            <text:p>238865637.363636</text:p>
          </table:table-cell>
          <table:table-cell office:value-type="float" office:value="1.26057070707071" calcext:value-type="float">
            <text:p>1.2605707070707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.35" calcext:value-type="float">
            <text:p>13.3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07272727272727" calcext:value-type="float">
            <text:p>0.107272727272727</text:p>
          </table:table-cell>
          <table:table-cell office:value-type="float" office:value="215656969.545455" calcext:value-type="float">
            <text:p>215656969.545455</text:p>
          </table:table-cell>
          <table:table-cell office:value-type="float" office:value="1.11986363636364" calcext:value-type="float">
            <text:p>1.1198636363636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0.108636363636364" calcext:value-type="float">
            <text:p>0.108636363636364</text:p>
          </table:table-cell>
          <table:table-cell office:value-type="float" office:value="192223966.090909" calcext:value-type="float">
            <text:p>192223966.090909</text:p>
          </table:table-cell>
          <table:table-cell office:value-type="float" office:value="1.00160606060606" calcext:value-type="float">
            <text:p>1.001606060606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.45" calcext:value-type="float">
            <text:p>13.45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.106818181818182" calcext:value-type="float">
            <text:p>0.106818181818182</text:p>
          </table:table-cell>
          <table:table-cell office:value-type="float" office:value="168724763" calcext:value-type="float">
            <text:p>168724763</text:p>
          </table:table-cell>
          <table:table-cell office:value-type="float" office:value="0.861887878787879" calcext:value-type="float">
            <text:p>0.86188787878787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109090909090909" calcext:value-type="float">
            <text:p>0.109090909090909</text:p>
          </table:table-cell>
          <table:table-cell office:value-type="float" office:value="145495723.545455" calcext:value-type="float">
            <text:p>145495723.545455</text:p>
          </table:table-cell>
          <table:table-cell office:value-type="float" office:value="0.738796969696969" calcext:value-type="float">
            <text:p>0.73879696969696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.55" calcext:value-type="float">
            <text:p>13.55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09545454545455" calcext:value-type="float">
            <text:p>0.109545454545455</text:p>
          </table:table-cell>
          <table:table-cell office:value-type="float" office:value="122075033.181818" calcext:value-type="float">
            <text:p>122075033.181818</text:p>
          </table:table-cell>
          <table:table-cell office:value-type="float" office:value="0.628525252525253" calcext:value-type="float">
            <text:p>0.62852525252525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.6" calcext:value-type="float">
            <text:p>13.6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01818181818182" calcext:value-type="float">
            <text:p>0.101818181818182</text:p>
          </table:table-cell>
          <table:table-cell office:value-type="float" office:value="98596156.0909091" calcext:value-type="float">
            <text:p>98596156.0909091</text:p>
          </table:table-cell>
          <table:table-cell office:value-type="float" office:value="0.526742424242424" calcext:value-type="float">
            <text:p>0.52674242424242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.6504545454545" calcext:value-type="float">
            <text:p>13.650454545454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11363636363636" calcext:value-type="float">
            <text:p>0.111363636363636</text:p>
          </table:table-cell>
          <table:table-cell office:value-type="float" office:value="75590426.3636364" calcext:value-type="float">
            <text:p>75590426.3636364</text:p>
          </table:table-cell>
          <table:table-cell office:value-type="float" office:value="0.418941414141414" calcext:value-type="float">
            <text:p>0.41894141414141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.7231818181818" calcext:value-type="float">
            <text:p>13.7231818181818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60909090909091" calcext:value-type="float">
            <text:p>0.160909090909091</text:p>
          </table:table-cell>
          <table:table-cell office:value-type="float" office:value="74170057.3636364" calcext:value-type="float">
            <text:p>74170057.3636364</text:p>
          </table:table-cell>
          <table:table-cell office:value-type="float" office:value="0.298865927944604" calcext:value-type="float">
            <text:p>0.29886592794460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.7731818181818" calcext:value-type="float">
            <text:p>13.773181818181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11818181818182" calcext:value-type="float">
            <text:p>0.111818181818182</text:p>
          </table:table-cell>
          <table:table-cell office:value-type="float" office:value="74078879" calcext:value-type="float">
            <text:p>74078879</text:p>
          </table:table-cell>
          <table:table-cell office:value-type="float" office:value="0.354915151515151" calcext:value-type="float">
            <text:p>0.3549151515151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.8231818181818" calcext:value-type="float">
            <text:p>13.8231818181818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02727272727273" calcext:value-type="float">
            <text:p>0.102727272727273</text:p>
          </table:table-cell>
          <table:table-cell office:value-type="float" office:value="97900546.0909091" calcext:value-type="float">
            <text:p>97900546.0909091</text:p>
          </table:table-cell>
          <table:table-cell office:value-type="float" office:value="0.441780808080808" calcext:value-type="float">
            <text:p>0.44178080808080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.8731818181818" calcext:value-type="float">
            <text:p>13.8731818181818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.113636363636364" calcext:value-type="float">
            <text:p>0.113636363636364</text:p>
          </table:table-cell>
          <table:table-cell office:value-type="float" office:value="121250739.454545" calcext:value-type="float">
            <text:p>121250739.454545</text:p>
          </table:table-cell>
          <table:table-cell office:value-type="float" office:value="0.523610101010101" calcext:value-type="float">
            <text:p>0.5236101010101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.9231818181818" calcext:value-type="float">
            <text:p>13.9231818181818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15" calcext:value-type="float">
            <text:p>0.115</text:p>
          </table:table-cell>
          <table:table-cell office:value-type="float" office:value="144854539.272727" calcext:value-type="float">
            <text:p>144854539.272727</text:p>
          </table:table-cell>
          <table:table-cell office:value-type="float" office:value="0.608625252525252" calcext:value-type="float">
            <text:p>0.60862525252525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.9731818181818" calcext:value-type="float">
            <text:p>13.9731818181818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15909090909091" calcext:value-type="float">
            <text:p>0.115909090909091</text:p>
          </table:table-cell>
          <table:table-cell office:value-type="float" office:value="168057814.363636" calcext:value-type="float">
            <text:p>168057814.363636</text:p>
          </table:table-cell>
          <table:table-cell office:value-type="float" office:value="0.688952525252525" calcext:value-type="float">
            <text:p>0.68895252525252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.0231818181818" calcext:value-type="float">
            <text:p>14.0231818181818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129090909090909" calcext:value-type="float">
            <text:p>0.129090909090909</text:p>
          </table:table-cell>
          <table:table-cell office:value-type="float" office:value="191047579.636364" calcext:value-type="float">
            <text:p>191047579.636364</text:p>
          </table:table-cell>
          <table:table-cell office:value-type="float" office:value="0.790338383838384" calcext:value-type="float">
            <text:p>0.79033838383838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.0731818181818" calcext:value-type="float">
            <text:p>14.0731818181818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122272727272727" calcext:value-type="float">
            <text:p>0.122272727272727</text:p>
          </table:table-cell>
          <table:table-cell office:value-type="float" office:value="212352077.363636" calcext:value-type="float">
            <text:p>212352077.363636</text:p>
          </table:table-cell>
          <table:table-cell office:value-type="float" office:value="0.93759494949495" calcext:value-type="float">
            <text:p>0.9375949494949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.1231818181818" calcext:value-type="float">
            <text:p>14.1231818181818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112272727272727" calcext:value-type="float">
            <text:p>0.112272727272727</text:p>
          </table:table-cell>
          <table:table-cell office:value-type="float" office:value="236770004.909091" calcext:value-type="float">
            <text:p>236770004.909091</text:p>
          </table:table-cell>
          <table:table-cell office:value-type="float" office:value="1.09624242424242" calcext:value-type="float">
            <text:p>1.0962424242424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.1731818181818" calcext:value-type="float">
            <text:p>14.1731818181818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15" calcext:value-type="float">
            <text:p>0.115</text:p>
          </table:table-cell>
          <table:table-cell office:value-type="float" office:value="260292415" calcext:value-type="float">
            <text:p>260292415</text:p>
          </table:table-cell>
          <table:table-cell office:value-type="float" office:value="1.27725252525253" calcext:value-type="float">
            <text:p>1.2772525252525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.2231818181818" calcext:value-type="float">
            <text:p>14.2231818181818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102272727272727" calcext:value-type="float">
            <text:p>0.102272727272727</text:p>
          </table:table-cell>
          <table:table-cell office:value-type="float" office:value="284482789.454545" calcext:value-type="float">
            <text:p>284482789.454545</text:p>
          </table:table-cell>
          <table:table-cell office:value-type="float" office:value="1.47587171717172" calcext:value-type="float">
            <text:p>1.475871717171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.2731818181818" calcext:value-type="float">
            <text:p>14.2731818181818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115454545454545" calcext:value-type="float">
            <text:p>0.115454545454545</text:p>
          </table:table-cell>
          <table:table-cell office:value-type="float" office:value="307153430.272727" calcext:value-type="float">
            <text:p>307153430.272727</text:p>
          </table:table-cell>
          <table:table-cell office:value-type="float" office:value="1.68369494949495" calcext:value-type="float">
            <text:p>1.6836949494949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.3231818181818" calcext:value-type="float">
            <text:p>14.3231818181818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108636363636364" calcext:value-type="float">
            <text:p>0.108636363636364</text:p>
          </table:table-cell>
          <table:table-cell office:value-type="float" office:value="331075615.363636" calcext:value-type="float">
            <text:p>331075615.363636</text:p>
          </table:table-cell>
          <table:table-cell office:value-type="float" office:value="1.8721595959596" calcext:value-type="float">
            <text:p>1.872159595959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.3731818181818" calcext:value-type="float">
            <text:p>14.3731818181818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108636363636364" calcext:value-type="float">
            <text:p>0.108636363636364</text:p>
          </table:table-cell>
          <table:table-cell office:value-type="float" office:value="354129626.636364" calcext:value-type="float">
            <text:p>354129626.636364</text:p>
          </table:table-cell>
          <table:table-cell office:value-type="float" office:value="2.11732626262626" calcext:value-type="float">
            <text:p>2.1173262626262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.4231818181818" calcext:value-type="float">
            <text:p>14.4231818181818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05909090909091" calcext:value-type="float">
            <text:p>0.105909090909091</text:p>
          </table:table-cell>
          <table:table-cell office:value-type="float" office:value="377624943.909091" calcext:value-type="float">
            <text:p>377624943.909091</text:p>
          </table:table-cell>
          <table:table-cell office:value-type="float" office:value="2.42916363636364" calcext:value-type="float">
            <text:p>2.4291636363636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.4731818181818" calcext:value-type="float">
            <text:p>14.4731818181818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.109545454545455" calcext:value-type="float">
            <text:p>0.109545454545455</text:p>
          </table:table-cell>
          <table:table-cell office:value-type="float" office:value="396562420.545455" calcext:value-type="float">
            <text:p>396562420.545455</text:p>
          </table:table-cell>
          <table:table-cell office:value-type="float" office:value="2.8028202020202" calcext:value-type="float">
            <text:p>2.802820202020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.5236363636364" calcext:value-type="float">
            <text:p>14.5236363636364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.0604545454545455" calcext:value-type="float">
            <text:p>0.060454545454546</text:p>
          </table:table-cell>
          <table:table-cell office:value-type="float" office:value="116376103.363636" calcext:value-type="float">
            <text:p>116376103.363636</text:p>
          </table:table-cell>
          <table:table-cell office:value-type="float" office:value="2.00024545454545" calcext:value-type="float">
            <text:p>2.00024545454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92" meta:object-count="0"/>
    <meta:generator>LibreOffice/6.0.2.1.0$Linux_X86_64 LibreOffice_project/00m0$Build-1</meta:generator>
  </office:meta>
</office:document-meta>
</file>